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] - ['Sigma 1, truncate 0.5'.$D4]) &gt; 0.2)" style:apply-style-name="Untitled1" style:base-cell-address="'Sigma 1, truncate 0.5'.E4"/>
    </style:style>
    <style:style style:name="ce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] - ['Sigma 1, truncate 0.5'.$D4]) &gt; 0.2)" style:apply-style-name="Untitled1" style:base-cell-address="'Sigma 1, truncate 0.5'.E4"/>
    </style:style>
    <style:style style:name="ce2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8] - ['Sigma 1, truncate 0.5'.$D8]) &gt; 0.2)" style:apply-style-name="Untitled1" style:base-cell-address="'Sigma 1, truncate 0.5'.E8"/>
    </style:style>
    <style:style style:name="ce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12] - ['Sigma 1, truncate 0.5'.$D12]) &gt; 0.2)" style:apply-style-name="Untitled1" style:base-cell-address="'Sigma 1, truncate 0.5'.E12"/>
    </style:style>
    <style:style style:name="ce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12] - ['Sigma 1, truncate 0.5'.$D12]) &gt; 0.2)" style:apply-style-name="Untitled1" style:base-cell-address="'Sigma 1, truncate 0.5'.E12"/>
    </style:style>
    <style:style style:name="ce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16] - ['Sigma 1, truncate 0.5'.$D16]) &gt; 0.2)" style:apply-style-name="Untitled1" style:base-cell-address="'Sigma 1, truncate 0.5'.E16"/>
    </style:style>
    <style:style style:name="ce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0] - ['Sigma 1, truncate 0.5'.$D20]) &gt; 0.2)" style:apply-style-name="Untitled1" style:base-cell-address="'Sigma 1, truncate 0.5'.E20"/>
    </style:style>
    <style:style style:name="ce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0] - ['Sigma 1, truncate 0.5'.$D20]) &gt; 0.2)" style:apply-style-name="Untitled1" style:base-cell-address="'Sigma 1, truncate 0.5'.E20"/>
    </style:style>
    <style:style style:name="ce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24] - ['Sigma 1, truncate 0.5'.$D24]) &gt; 0.2)" style:apply-style-name="Untitled1" style:base-cell-address="'Sigma 1, truncate 0.5'.E24"/>
    </style:style>
    <style:style style:name="ce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8] - ['Sigma 1, truncate 0.5'.$D28]) &gt; 0.2)" style:apply-style-name="Untitled1" style:base-cell-address="'Sigma 1, truncate 0.5'.E28"/>
    </style:style>
    <style:style style:name="ce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8] - ['Sigma 1, truncate 0.5'.$D28]) &gt; 0.2)" style:apply-style-name="Untitled1" style:base-cell-address="'Sigma 1, truncate 0.5'.E28"/>
    </style:style>
    <style:style style:name="ce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32] - ['Sigma 1, truncate 0.5'.$D32]) &gt; 0.2)" style:apply-style-name="Untitled1" style:base-cell-address="'Sigma 1, truncate 0.5'.E32"/>
    </style:style>
    <style:style style:name="ce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36] - ['Sigma 1, truncate 0.5'.$D36]) &gt; 0.2)" style:apply-style-name="Untitled1" style:base-cell-address="'Sigma 1, truncate 0.5'.E36"/>
    </style:style>
    <style:style style:name="ce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36] - ['Sigma 1, truncate 0.5'.$D36]) &gt; 0.2)" style:apply-style-name="Untitled1" style:base-cell-address="'Sigma 1, truncate 0.5'.E36"/>
    </style:style>
    <style:style style:name="ce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0] - ['Sigma 1, truncate 0.5'.$D40]) &gt; 0.2)" style:apply-style-name="Untitled1" style:base-cell-address="'Sigma 1, truncate 0.5'.E40"/>
    </style:style>
    <style:style style:name="ce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4] - ['Sigma 1, truncate 0.5'.$D44]) &gt; 0.2)" style:apply-style-name="Untitled1" style:base-cell-address="'Sigma 1, truncate 0.5'.E44"/>
    </style:style>
    <style:style style:name="ce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4] - ['Sigma 1, truncate 0.5'.$D44]) &gt; 0.2)" style:apply-style-name="Untitled1" style:base-cell-address="'Sigma 1, truncate 0.5'.E44"/>
    </style:style>
    <style:style style:name="ce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8] - ['Sigma 1, truncate 0.5'.$D48]) &gt; 0.2)" style:apply-style-name="Untitled1" style:base-cell-address="'Sigma 1, truncate 0.5'.E48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52] - ['Sigma 1, truncate 0.5'.$D52]) &gt; 0.2)" style:apply-style-name="Untitled1" style:base-cell-address="'Sigma 1, truncate 0.5'.E52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52] - ['Sigma 1, truncate 0.5'.$D52]) &gt; 0.2)" style:apply-style-name="Untitled1" style:base-cell-address="'Sigma 1, truncate 0.5'.E52"/>
    </style:style>
    <style:style style:name="ce4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56] - ['Sigma 1, truncate 0.5'.$D56]) &gt; 0.2)" style:apply-style-name="Untitled1" style:base-cell-address="'Sigma 1, truncate 0.5'.E56"/>
    </style:style>
    <style:style style:name="ce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60] - ['Sigma 1, truncate 0.5'.$D60]) &gt; 0.2)" style:apply-style-name="Untitled1" style:base-cell-address="'Sigma 1, truncate 0.5'.E60"/>
    </style:style>
    <style:style style:name="ce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60] - ['Sigma 1, truncate 0.5'.$D60]) &gt; 0.2)" style:apply-style-name="Untitled1" style:base-cell-address="'Sigma 1, truncate 0.5'.E60"/>
    </style:style>
    <style:style style:name="ce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64] - ['Sigma 1, truncate 0.5'.$D64]) &gt; 0.2)" style:apply-style-name="Untitled1" style:base-cell-address="'Sigma 1, truncate 0.5'.E64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4] - ['Sigma 1, truncate 0.5'.$D4]) &gt; 0.2)" style:apply-style-name="Untitled1" style:base-cell-address="'Sigma 1, truncate 0.5'.F4"/>
    </style:style>
    <style:style style:name="ce5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4] - ['Sigma 1, truncate 0.5'.$D4]) &gt; 0.2)" style:apply-style-name="Untitled1" style:base-cell-address="'Sigma 1, truncate 0.5'.F4"/>
    </style:style>
    <style:style style:name="ce5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8] - ['Sigma 1, truncate 0.5'.$D8]) &gt; 0.2)" style:apply-style-name="Untitled1" style:base-cell-address="'Sigma 1, truncate 0.5'.F8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12] - ['Sigma 1, truncate 0.5'.$D12]) &gt; 0.2)" style:apply-style-name="Untitled1" style:base-cell-address="'Sigma 1, truncate 0.5'.F12"/>
    </style:style>
    <style:style style:name="ce5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12] - ['Sigma 1, truncate 0.5'.$D12]) &gt; 0.2)" style:apply-style-name="Untitled1" style:base-cell-address="'Sigma 1, truncate 0.5'.F12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16] - ['Sigma 1, truncate 0.5'.$D16]) &gt; 0.2)" style:apply-style-name="Untitled1" style:base-cell-address="'Sigma 1, truncate 0.5'.F16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20] - ['Sigma 1, truncate 0.5'.$D20]) &gt; 0.2)" style:apply-style-name="Untitled1" style:base-cell-address="'Sigma 1, truncate 0.5'.F20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20] - ['Sigma 1, truncate 0.5'.$D20]) &gt; 0.2)" style:apply-style-name="Untitled1" style:base-cell-address="'Sigma 1, truncate 0.5'.F20"/>
    </style:style>
    <style:style style:name="ce5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24] - ['Sigma 1, truncate 0.5'.$D24]) &gt; 0.2)" style:apply-style-name="Untitled1" style:base-cell-address="'Sigma 1, truncate 0.5'.F24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28] - ['Sigma 1, truncate 0.5'.$D28]) &gt; 0.2)" style:apply-style-name="Untitled1" style:base-cell-address="'Sigma 1, truncate 0.5'.F28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28] - ['Sigma 1, truncate 0.5'.$D28]) &gt; 0.2)" style:apply-style-name="Untitled1" style:base-cell-address="'Sigma 1, truncate 0.5'.F28"/>
    </style:style>
    <style:style style:name="ce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32] - ['Sigma 1, truncate 0.5'.$D32]) &gt; 0.2)" style:apply-style-name="Untitled1" style:base-cell-address="'Sigma 1, truncate 0.5'.F32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36] - ['Sigma 1, truncate 0.5'.$D36]) &gt; 0.2)" style:apply-style-name="Untitled1" style:base-cell-address="'Sigma 1, truncate 0.5'.F36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36] - ['Sigma 1, truncate 0.5'.$D36]) &gt; 0.2)" style:apply-style-name="Untitled1" style:base-cell-address="'Sigma 1, truncate 0.5'.F36"/>
    </style:style>
    <style:style style:name="ce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40] - ['Sigma 1, truncate 0.5'.$D40]) &gt; 0.2)" style:apply-style-name="Untitled1" style:base-cell-address="'Sigma 1, truncate 0.5'.F40"/>
    </style:style>
    <style:style style:name="ce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44] - ['Sigma 1, truncate 0.5'.$D44]) &gt; 0.2)" style:apply-style-name="Untitled1" style:base-cell-address="'Sigma 1, truncate 0.5'.F44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44] - ['Sigma 1, truncate 0.5'.$D44]) &gt; 0.2)" style:apply-style-name="Untitled1" style:base-cell-address="'Sigma 1, truncate 0.5'.F44"/>
    </style:style>
    <style:style style:name="ce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48] - ['Sigma 1, truncate 0.5'.$D48]) &gt; 0.2)" style:apply-style-name="Untitled1" style:base-cell-address="'Sigma 1, truncate 0.5'.F48"/>
    </style:style>
    <style:style style:name="ce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52] - ['Sigma 1, truncate 0.5'.$D52]) &gt; 0.2)" style:apply-style-name="Untitled1" style:base-cell-address="'Sigma 1, truncate 0.5'.F52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52] - ['Sigma 1, truncate 0.5'.$D52]) &gt; 0.2)" style:apply-style-name="Untitled1" style:base-cell-address="'Sigma 1, truncate 0.5'.F52"/>
    </style:style>
    <style:style style:name="ce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56] - ['Sigma 1, truncate 0.5'.$D56]) &gt; 0.2)" style:apply-style-name="Untitled1" style:base-cell-address="'Sigma 1, truncate 0.5'.F56"/>
    </style:style>
    <style:style style:name="ce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60] - ['Sigma 1, truncate 0.5'.$D60]) &gt; 0.2)" style:apply-style-name="Untitled1" style:base-cell-address="'Sigma 1, truncate 0.5'.F60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60] - ['Sigma 1, truncate 0.5'.$D60]) &gt; 0.2)" style:apply-style-name="Untitled1" style:base-cell-address="'Sigma 1, truncate 0.5'.F60"/>
    </style:style>
    <style:style style:name="ce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64] - ['Sigma 1, truncate 0.5'.$D64]) &gt; 0.2)" style:apply-style-name="Untitled1" style:base-cell-address="'Sigma 1, truncate 0.5'.F64"/>
    </style:style>
    <style:style style:name="ce73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7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4] - ['Sigma 1, truncate 0.5'.$D4]) &gt; 0.2)" style:apply-style-name="Untitled1" style:base-cell-address="'Sigma 1, truncate 0.5'.G4"/>
    </style:style>
    <style:style style:name="ce76" style:family="table-cell" style:parent-style-name="Default" style:data-style-name="N2">
      <style:table-cell-properties fo:background-color="#99cccc"/>
      <style:map style:condition="is-true-formula(ABS(['Sigma 1, truncate 0.5'.G4] - ['Sigma 1, truncate 0.5'.$D4]) &gt; 0.2)" style:apply-style-name="Untitled1" style:base-cell-address="'Sigma 1, truncate 0.5'.G4"/>
    </style:style>
    <style:style style:name="ce77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78" style:family="table-cell" style:parent-style-name="Default" style:data-style-name="N2">
      <style:table-cell-properties fo:background-color="#b0cccc"/>
      <style:map style:condition="is-true-formula(ABS(['Sigma 1, truncate 0.5'.G8] - ['Sigma 1, truncate 0.5'.$D8]) &gt; 0.2)" style:apply-style-name="Untitled1" style:base-cell-address="'Sigma 1, truncate 0.5'.G8"/>
    </style:style>
    <style:style style:name="ce79" style:family="table-cell" style:parent-style-name="Default" style:data-style-name="N2">
      <style:table-cell-properties fo:background-color="#b0cccc"/>
    </style:style>
    <style:style style:name="ce8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12] - ['Sigma 1, truncate 0.5'.$D12]) &gt; 0.2)" style:apply-style-name="Untitled1" style:base-cell-address="'Sigma 1, truncate 0.5'.G12"/>
    </style:style>
    <style:style style:name="ce81" style:family="table-cell" style:parent-style-name="Default" style:data-style-name="N2">
      <style:table-cell-properties fo:background-color="#99cccc"/>
      <style:map style:condition="is-true-formula(ABS(['Sigma 1, truncate 0.5'.G12] - ['Sigma 1, truncate 0.5'.$D12]) &gt; 0.2)" style:apply-style-name="Untitled1" style:base-cell-address="'Sigma 1, truncate 0.5'.G12"/>
    </style:style>
    <style:style style:name="ce82" style:family="table-cell" style:parent-style-name="Default" style:data-style-name="N2">
      <style:table-cell-properties fo:background-color="#b0cccc"/>
      <style:map style:condition="is-true-formula(ABS(['Sigma 1, truncate 0.5'.G16] - ['Sigma 1, truncate 0.5'.$D16]) &gt; 0.2)" style:apply-style-name="Untitled1" style:base-cell-address="'Sigma 1, truncate 0.5'.G16"/>
    </style:style>
    <style:style style:name="ce8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20] - ['Sigma 1, truncate 0.5'.$D20]) &gt; 0.2)" style:apply-style-name="Untitled1" style:base-cell-address="'Sigma 1, truncate 0.5'.G20"/>
    </style:style>
    <style:style style:name="ce84" style:family="table-cell" style:parent-style-name="Default" style:data-style-name="N2">
      <style:table-cell-properties fo:background-color="#99cccc"/>
      <style:map style:condition="is-true-formula(ABS(['Sigma 1, truncate 0.5'.G20] - ['Sigma 1, truncate 0.5'.$D20]) &gt; 0.2)" style:apply-style-name="Untitled1" style:base-cell-address="'Sigma 1, truncate 0.5'.G20"/>
    </style:style>
    <style:style style:name="ce85" style:family="table-cell" style:parent-style-name="Default" style:data-style-name="N2">
      <style:table-cell-properties fo:background-color="#b0cccc"/>
      <style:map style:condition="is-true-formula(ABS(['Sigma 1, truncate 0.5'.G24] - ['Sigma 1, truncate 0.5'.$D24]) &gt; 0.2)" style:apply-style-name="Untitled1" style:base-cell-address="'Sigma 1, truncate 0.5'.G24"/>
    </style:style>
    <style:style style:name="ce8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28] - ['Sigma 1, truncate 0.5'.$D28]) &gt; 0.2)" style:apply-style-name="Untitled1" style:base-cell-address="'Sigma 1, truncate 0.5'.G28"/>
    </style:style>
    <style:style style:name="ce87" style:family="table-cell" style:parent-style-name="Default" style:data-style-name="N2">
      <style:table-cell-properties fo:background-color="#99cccc"/>
      <style:map style:condition="is-true-formula(ABS(['Sigma 1, truncate 0.5'.G28] - ['Sigma 1, truncate 0.5'.$D28]) &gt; 0.2)" style:apply-style-name="Untitled1" style:base-cell-address="'Sigma 1, truncate 0.5'.G28"/>
    </style:style>
    <style:style style:name="ce88" style:family="table-cell" style:parent-style-name="Default" style:data-style-name="N2">
      <style:table-cell-properties fo:background-color="#b0cccc"/>
      <style:map style:condition="is-true-formula(ABS(['Sigma 1, truncate 0.5'.G32] - ['Sigma 1, truncate 0.5'.$D32]) &gt; 0.2)" style:apply-style-name="Untitled1" style:base-cell-address="'Sigma 1, truncate 0.5'.G32"/>
    </style:style>
    <style:style style:name="ce8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36] - ['Sigma 1, truncate 0.5'.$D36]) &gt; 0.2)" style:apply-style-name="Untitled1" style:base-cell-address="'Sigma 1, truncate 0.5'.G36"/>
    </style:style>
    <style:style style:name="ce90" style:family="table-cell" style:parent-style-name="Default" style:data-style-name="N2">
      <style:table-cell-properties fo:background-color="#99cccc"/>
      <style:map style:condition="is-true-formula(ABS(['Sigma 1, truncate 0.5'.G36] - ['Sigma 1, truncate 0.5'.$D36]) &gt; 0.2)" style:apply-style-name="Untitled1" style:base-cell-address="'Sigma 1, truncate 0.5'.G36"/>
    </style:style>
    <style:style style:name="ce91" style:family="table-cell" style:parent-style-name="Default" style:data-style-name="N2">
      <style:table-cell-properties fo:background-color="#b0cccc"/>
      <style:map style:condition="is-true-formula(ABS(['Sigma 1, truncate 0.5'.G40] - ['Sigma 1, truncate 0.5'.$D40]) &gt; 0.2)" style:apply-style-name="Untitled1" style:base-cell-address="'Sigma 1, truncate 0.5'.G40"/>
    </style:style>
    <style:style style:name="ce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44] - ['Sigma 1, truncate 0.5'.$D44]) &gt; 0.2)" style:apply-style-name="Untitled1" style:base-cell-address="'Sigma 1, truncate 0.5'.G44"/>
    </style:style>
    <style:style style:name="ce93" style:family="table-cell" style:parent-style-name="Default" style:data-style-name="N2">
      <style:table-cell-properties fo:background-color="#99cccc"/>
      <style:map style:condition="is-true-formula(ABS(['Sigma 1, truncate 0.5'.G44] - ['Sigma 1, truncate 0.5'.$D44]) &gt; 0.2)" style:apply-style-name="Untitled1" style:base-cell-address="'Sigma 1, truncate 0.5'.G44"/>
    </style:style>
    <style:style style:name="ce94" style:family="table-cell" style:parent-style-name="Default" style:data-style-name="N2">
      <style:table-cell-properties fo:background-color="#b0cccc"/>
      <style:map style:condition="is-true-formula(ABS(['Sigma 1, truncate 0.5'.G48] - ['Sigma 1, truncate 0.5'.$D48]) &gt; 0.2)" style:apply-style-name="Untitled1" style:base-cell-address="'Sigma 1, truncate 0.5'.G48"/>
    </style:style>
    <style:style style:name="ce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52] - ['Sigma 1, truncate 0.5'.$D52]) &gt; 0.2)" style:apply-style-name="Untitled1" style:base-cell-address="'Sigma 1, truncate 0.5'.G52"/>
    </style:style>
    <style:style style:name="ce96" style:family="table-cell" style:parent-style-name="Default" style:data-style-name="N2">
      <style:table-cell-properties fo:background-color="#99cccc"/>
      <style:map style:condition="is-true-formula(ABS(['Sigma 1, truncate 0.5'.G52] - ['Sigma 1, truncate 0.5'.$D52]) &gt; 0.2)" style:apply-style-name="Untitled1" style:base-cell-address="'Sigma 1, truncate 0.5'.G52"/>
    </style:style>
    <style:style style:name="ce97" style:family="table-cell" style:parent-style-name="Default" style:data-style-name="N2">
      <style:table-cell-properties fo:background-color="#b0cccc"/>
      <style:map style:condition="is-true-formula(ABS(['Sigma 1, truncate 0.5'.G56] - ['Sigma 1, truncate 0.5'.$D56]) &gt; 0.2)" style:apply-style-name="Untitled1" style:base-cell-address="'Sigma 1, truncate 0.5'.G56"/>
    </style:style>
    <style:style style:name="ce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G60] - ['Sigma 1, truncate 0.5'.$D60]) &gt; 0.2)" style:apply-style-name="Untitled1" style:base-cell-address="'Sigma 1, truncate 0.5'.G60"/>
    </style:style>
    <style:style style:name="ce99" style:family="table-cell" style:parent-style-name="Default" style:data-style-name="N2">
      <style:table-cell-properties fo:background-color="#99cccc"/>
      <style:map style:condition="is-true-formula(ABS(['Sigma 1, truncate 0.5'.G60] - ['Sigma 1, truncate 0.5'.$D60]) &gt; 0.2)" style:apply-style-name="Untitled1" style:base-cell-address="'Sigma 1, truncate 0.5'.G60"/>
    </style:style>
    <style:style style:name="ce100" style:family="table-cell" style:parent-style-name="Default" style:data-style-name="N2">
      <style:table-cell-properties fo:background-color="#b0cccc"/>
      <style:map style:condition="is-true-formula(ABS(['Sigma 1, truncate 0.5'.G64] - ['Sigma 1, truncate 0.5'.$D64]) &gt; 0.2)" style:apply-style-name="Untitled1" style:base-cell-address="'Sigma 1, truncate 0.5'.G64"/>
    </style:style>
    <style:style style:name="ce1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4] - ['Sigma 1, truncate 0.5'.$D4]) &gt; 0.2)" style:apply-style-name="Untitled1" style:base-cell-address="'Sigma 1, truncate 0.5'.H4"/>
    </style:style>
    <style:style style:name="ce1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4] - ['Sigma 1, truncate 0.5'.$D4]) &gt; 0.2)" style:apply-style-name="Untitled1" style:base-cell-address="'Sigma 1, truncate 0.5'.H4"/>
    </style:style>
    <style:style style:name="ce1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8] - ['Sigma 1, truncate 0.5'.$D8]) &gt; 0.2)" style:apply-style-name="Untitled1" style:base-cell-address="'Sigma 1, truncate 0.5'.H8"/>
    </style:style>
    <style:style style:name="ce1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12] - ['Sigma 1, truncate 0.5'.$D12]) &gt; 0.2)" style:apply-style-name="Untitled1" style:base-cell-address="'Sigma 1, truncate 0.5'.H12"/>
    </style:style>
    <style:style style:name="ce1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12] - ['Sigma 1, truncate 0.5'.$D12]) &gt; 0.2)" style:apply-style-name="Untitled1" style:base-cell-address="'Sigma 1, truncate 0.5'.H12"/>
    </style:style>
    <style:style style:name="ce1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16] - ['Sigma 1, truncate 0.5'.$D16]) &gt; 0.2)" style:apply-style-name="Untitled1" style:base-cell-address="'Sigma 1, truncate 0.5'.H16"/>
    </style:style>
    <style:style style:name="ce10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20] - ['Sigma 1, truncate 0.5'.$D20]) &gt; 0.2)" style:apply-style-name="Untitled1" style:base-cell-address="'Sigma 1, truncate 0.5'.H20"/>
    </style:style>
    <style:style style:name="ce10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20] - ['Sigma 1, truncate 0.5'.$D20]) &gt; 0.2)" style:apply-style-name="Untitled1" style:base-cell-address="'Sigma 1, truncate 0.5'.H20"/>
    </style:style>
    <style:style style:name="ce10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24] - ['Sigma 1, truncate 0.5'.$D24]) &gt; 0.2)" style:apply-style-name="Untitled1" style:base-cell-address="'Sigma 1, truncate 0.5'.H24"/>
    </style:style>
    <style:style style:name="ce1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28] - ['Sigma 1, truncate 0.5'.$D28]) &gt; 0.2)" style:apply-style-name="Untitled1" style:base-cell-address="'Sigma 1, truncate 0.5'.H28"/>
    </style:style>
    <style:style style:name="ce1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28] - ['Sigma 1, truncate 0.5'.$D28]) &gt; 0.2)" style:apply-style-name="Untitled1" style:base-cell-address="'Sigma 1, truncate 0.5'.H28"/>
    </style:style>
    <style:style style:name="ce1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32] - ['Sigma 1, truncate 0.5'.$D32]) &gt; 0.2)" style:apply-style-name="Untitled1" style:base-cell-address="'Sigma 1, truncate 0.5'.H32"/>
    </style:style>
    <style:style style:name="ce1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36] - ['Sigma 1, truncate 0.5'.$D36]) &gt; 0.2)" style:apply-style-name="Untitled1" style:base-cell-address="'Sigma 1, truncate 0.5'.H36"/>
    </style:style>
    <style:style style:name="ce1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36] - ['Sigma 1, truncate 0.5'.$D36]) &gt; 0.2)" style:apply-style-name="Untitled1" style:base-cell-address="'Sigma 1, truncate 0.5'.H36"/>
    </style:style>
    <style:style style:name="ce1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40] - ['Sigma 1, truncate 0.5'.$D40]) &gt; 0.2)" style:apply-style-name="Untitled1" style:base-cell-address="'Sigma 1, truncate 0.5'.H40"/>
    </style:style>
    <style:style style:name="ce1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44] - ['Sigma 1, truncate 0.5'.$D44]) &gt; 0.2)" style:apply-style-name="Untitled1" style:base-cell-address="'Sigma 1, truncate 0.5'.H44"/>
    </style:style>
    <style:style style:name="ce1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44] - ['Sigma 1, truncate 0.5'.$D44]) &gt; 0.2)" style:apply-style-name="Untitled1" style:base-cell-address="'Sigma 1, truncate 0.5'.H44"/>
    </style:style>
    <style:style style:name="ce1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48] - ['Sigma 1, truncate 0.5'.$D48]) &gt; 0.2)" style:apply-style-name="Untitled1" style:base-cell-address="'Sigma 1, truncate 0.5'.H48"/>
    </style:style>
    <style:style style:name="ce1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52] - ['Sigma 1, truncate 0.5'.$D52]) &gt; 0.2)" style:apply-style-name="Untitled1" style:base-cell-address="'Sigma 1, truncate 0.5'.H52"/>
    </style:style>
    <style:style style:name="ce1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52] - ['Sigma 1, truncate 0.5'.$D52]) &gt; 0.2)" style:apply-style-name="Untitled1" style:base-cell-address="'Sigma 1, truncate 0.5'.H52"/>
    </style:style>
    <style:style style:name="ce1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56] - ['Sigma 1, truncate 0.5'.$D56]) &gt; 0.2)" style:apply-style-name="Untitled1" style:base-cell-address="'Sigma 1, truncate 0.5'.H56"/>
    </style:style>
    <style:style style:name="ce1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60] - ['Sigma 1, truncate 0.5'.$D60]) &gt; 0.2)" style:apply-style-name="Untitled1" style:base-cell-address="'Sigma 1, truncate 0.5'.H60"/>
    </style:style>
    <style:style style:name="ce1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60] - ['Sigma 1, truncate 0.5'.$D60]) &gt; 0.2)" style:apply-style-name="Untitled1" style:base-cell-address="'Sigma 1, truncate 0.5'.H60"/>
    </style:style>
    <style:style style:name="ce1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64] - ['Sigma 1, truncate 0.5'.$D64]) &gt; 0.2)" style:apply-style-name="Untitled1" style:base-cell-address="'Sigma 1, truncate 0.5'.H64"/>
    </style:style>
    <style:style style:name="ce1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64] - ['Sigma 1, truncate 0.5'.$D64]) &gt; 0.2)" style:apply-style-name="Untitled1" style:base-cell-address="'Sigma 1, truncate 0.5'.H64"/>
    </style:style>
    <style:style style:name="ce126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7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2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4] - ['Sigma 1, truncate 0.5'.$D4]) &gt; 0.2)" style:apply-style-name="Untitled1" style:base-cell-address="'Sigma 1, truncate 0.5'.I4"/>
    </style:style>
    <style:style style:name="ce129" style:family="table-cell" style:parent-style-name="Default" style:data-style-name="N2">
      <style:table-cell-properties fo:background-color="#ffcc00"/>
      <style:map style:condition="is-true-formula(ABS(['Sigma 1, truncate 0.5'.I4] - ['Sigma 1, truncate 0.5'.$D4]) &gt; 0.2)" style:apply-style-name="Untitled1" style:base-cell-address="'Sigma 1, truncate 0.5'.I4"/>
    </style:style>
    <style:style style:name="ce130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131" style:family="table-cell" style:parent-style-name="Default" style:data-style-name="N2">
      <style:table-cell-properties fo:background-color="#ffdd54"/>
      <style:map style:condition="is-true-formula(ABS(['Sigma 1, truncate 0.5'.I8] - ['Sigma 1, truncate 0.5'.$D8]) &gt; 0.2)" style:apply-style-name="Untitled1" style:base-cell-address="'Sigma 1, truncate 0.5'.I8"/>
    </style:style>
    <style:style style:name="ce132" style:family="table-cell" style:parent-style-name="Default" style:data-style-name="N2">
      <style:table-cell-properties fo:background-color="#ffdd54"/>
    </style:style>
    <style:style style:name="ce13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12] - ['Sigma 1, truncate 0.5'.$D12]) &gt; 0.2)" style:apply-style-name="Untitled1" style:base-cell-address="'Sigma 1, truncate 0.5'.I12"/>
    </style:style>
    <style:style style:name="ce134" style:family="table-cell" style:parent-style-name="Default" style:data-style-name="N2">
      <style:table-cell-properties fo:background-color="#ffcc00"/>
      <style:map style:condition="is-true-formula(ABS(['Sigma 1, truncate 0.5'.I12] - ['Sigma 1, truncate 0.5'.$D12]) &gt; 0.2)" style:apply-style-name="Untitled1" style:base-cell-address="'Sigma 1, truncate 0.5'.I12"/>
    </style:style>
    <style:style style:name="ce135" style:family="table-cell" style:parent-style-name="Default" style:data-style-name="N2">
      <style:table-cell-properties fo:background-color="#ffdd54"/>
      <style:map style:condition="is-true-formula(ABS(['Sigma 1, truncate 0.5'.I16] - ['Sigma 1, truncate 0.5'.$D16]) &gt; 0.2)" style:apply-style-name="Untitled1" style:base-cell-address="'Sigma 1, truncate 0.5'.I16"/>
    </style:style>
    <style:style style:name="ce13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20] - ['Sigma 1, truncate 0.5'.$D20]) &gt; 0.2)" style:apply-style-name="Untitled1" style:base-cell-address="'Sigma 1, truncate 0.5'.I20"/>
    </style:style>
    <style:style style:name="ce137" style:family="table-cell" style:parent-style-name="Default" style:data-style-name="N2">
      <style:table-cell-properties fo:background-color="#ffcc00"/>
      <style:map style:condition="is-true-formula(ABS(['Sigma 1, truncate 0.5'.I20] - ['Sigma 1, truncate 0.5'.$D20]) &gt; 0.2)" style:apply-style-name="Untitled1" style:base-cell-address="'Sigma 1, truncate 0.5'.I20"/>
    </style:style>
    <style:style style:name="ce138" style:family="table-cell" style:parent-style-name="Default" style:data-style-name="N2">
      <style:table-cell-properties fo:background-color="#ffdd54"/>
      <style:map style:condition="is-true-formula(ABS(['Sigma 1, truncate 0.5'.I24] - ['Sigma 1, truncate 0.5'.$D24]) &gt; 0.2)" style:apply-style-name="Untitled1" style:base-cell-address="'Sigma 1, truncate 0.5'.I24"/>
    </style:style>
    <style:style style:name="ce13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28] - ['Sigma 1, truncate 0.5'.$D28]) &gt; 0.2)" style:apply-style-name="Untitled1" style:base-cell-address="'Sigma 1, truncate 0.5'.I28"/>
    </style:style>
    <style:style style:name="ce140" style:family="table-cell" style:parent-style-name="Default" style:data-style-name="N2">
      <style:table-cell-properties fo:background-color="#ffcc00"/>
      <style:map style:condition="is-true-formula(ABS(['Sigma 1, truncate 0.5'.I28] - ['Sigma 1, truncate 0.5'.$D28]) &gt; 0.2)" style:apply-style-name="Untitled1" style:base-cell-address="'Sigma 1, truncate 0.5'.I28"/>
    </style:style>
    <style:style style:name="ce141" style:family="table-cell" style:parent-style-name="Default" style:data-style-name="N2">
      <style:table-cell-properties fo:background-color="#ffdd54"/>
      <style:map style:condition="is-true-formula(ABS(['Sigma 1, truncate 0.5'.I32] - ['Sigma 1, truncate 0.5'.$D32]) &gt; 0.2)" style:apply-style-name="Untitled1" style:base-cell-address="'Sigma 1, truncate 0.5'.I32"/>
    </style:style>
    <style:style style:name="ce1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36] - ['Sigma 1, truncate 0.5'.$D36]) &gt; 0.2)" style:apply-style-name="Untitled1" style:base-cell-address="'Sigma 1, truncate 0.5'.I36"/>
    </style:style>
    <style:style style:name="ce143" style:family="table-cell" style:parent-style-name="Default" style:data-style-name="N2">
      <style:table-cell-properties fo:background-color="#ffcc00"/>
      <style:map style:condition="is-true-formula(ABS(['Sigma 1, truncate 0.5'.I36] - ['Sigma 1, truncate 0.5'.$D36]) &gt; 0.2)" style:apply-style-name="Untitled1" style:base-cell-address="'Sigma 1, truncate 0.5'.I36"/>
    </style:style>
    <style:style style:name="ce144" style:family="table-cell" style:parent-style-name="Default" style:data-style-name="N2">
      <style:table-cell-properties fo:background-color="#ffdd54"/>
      <style:map style:condition="is-true-formula(ABS(['Sigma 1, truncate 0.5'.I40] - ['Sigma 1, truncate 0.5'.$D40]) &gt; 0.2)" style:apply-style-name="Untitled1" style:base-cell-address="'Sigma 1, truncate 0.5'.I40"/>
    </style:style>
    <style:style style:name="ce1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44] - ['Sigma 1, truncate 0.5'.$D44]) &gt; 0.2)" style:apply-style-name="Untitled1" style:base-cell-address="'Sigma 1, truncate 0.5'.I44"/>
    </style:style>
    <style:style style:name="ce146" style:family="table-cell" style:parent-style-name="Default" style:data-style-name="N2">
      <style:table-cell-properties fo:background-color="#ffcc00"/>
      <style:map style:condition="is-true-formula(ABS(['Sigma 1, truncate 0.5'.I44] - ['Sigma 1, truncate 0.5'.$D44]) &gt; 0.2)" style:apply-style-name="Untitled1" style:base-cell-address="'Sigma 1, truncate 0.5'.I44"/>
    </style:style>
    <style:style style:name="ce147" style:family="table-cell" style:parent-style-name="Default" style:data-style-name="N2">
      <style:table-cell-properties fo:background-color="#ffdd54"/>
      <style:map style:condition="is-true-formula(ABS(['Sigma 1, truncate 0.5'.I48] - ['Sigma 1, truncate 0.5'.$D48]) &gt; 0.2)" style:apply-style-name="Untitled1" style:base-cell-address="'Sigma 1, truncate 0.5'.I48"/>
    </style:style>
    <style:style style:name="ce1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52] - ['Sigma 1, truncate 0.5'.$D52]) &gt; 0.2)" style:apply-style-name="Untitled1" style:base-cell-address="'Sigma 1, truncate 0.5'.I52"/>
    </style:style>
    <style:style style:name="ce149" style:family="table-cell" style:parent-style-name="Default" style:data-style-name="N2">
      <style:table-cell-properties fo:background-color="#ffcc00"/>
      <style:map style:condition="is-true-formula(ABS(['Sigma 1, truncate 0.5'.I52] - ['Sigma 1, truncate 0.5'.$D52]) &gt; 0.2)" style:apply-style-name="Untitled1" style:base-cell-address="'Sigma 1, truncate 0.5'.I52"/>
    </style:style>
    <style:style style:name="ce150" style:family="table-cell" style:parent-style-name="Default" style:data-style-name="N2">
      <style:table-cell-properties fo:background-color="#ffdd54"/>
      <style:map style:condition="is-true-formula(ABS(['Sigma 1, truncate 0.5'.I56] - ['Sigma 1, truncate 0.5'.$D56]) &gt; 0.2)" style:apply-style-name="Untitled1" style:base-cell-address="'Sigma 1, truncate 0.5'.I56"/>
    </style:style>
    <style:style style:name="ce1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60] - ['Sigma 1, truncate 0.5'.$D60]) &gt; 0.2)" style:apply-style-name="Untitled1" style:base-cell-address="'Sigma 1, truncate 0.5'.I60"/>
    </style:style>
    <style:style style:name="ce152" style:family="table-cell" style:parent-style-name="Default" style:data-style-name="N2">
      <style:table-cell-properties fo:background-color="#ffcc00"/>
      <style:map style:condition="is-true-formula(ABS(['Sigma 1, truncate 0.5'.I60] - ['Sigma 1, truncate 0.5'.$D60]) &gt; 0.2)" style:apply-style-name="Untitled1" style:base-cell-address="'Sigma 1, truncate 0.5'.I60"/>
    </style:style>
    <style:style style:name="ce153" style:family="table-cell" style:parent-style-name="Default" style:data-style-name="N2">
      <style:table-cell-properties fo:background-color="#ffdd54"/>
      <style:map style:condition="is-true-formula(ABS(['Sigma 1, truncate 0.5'.H64] - ['Sigma 1, truncate 0.5'.$D64]) &gt; 0.2)" style:apply-style-name="Untitled1" style:base-cell-address="'Sigma 1, truncate 0.5'.H64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] - ['Sigma 1-5, truncate 4'.$D4]) &gt; 0.2)" style:apply-style-name="Untitled1" style:base-cell-address="'Sigma 1-5, truncate 4'.E4"/>
    </style:style>
    <style:style style:name="ce1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] - ['Sigma 1-5, truncate 4'.$D4]) &gt; 0.2)" style:apply-style-name="Untitled1" style:base-cell-address="'Sigma 1-5, truncate 4'.E4"/>
    </style:style>
    <style:style style:name="ce1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8] - ['Sigma 1-5, truncate 4'.$D8]) &gt; 0.2)" style:apply-style-name="Untitled1" style:base-cell-address="'Sigma 1-5, truncate 4'.E8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12] - ['Sigma 1-5, truncate 4'.$D12]) &gt; 0.2)" style:apply-style-name="Untitled1" style:base-cell-address="'Sigma 1-5, truncate 4'.E12"/>
    </style:style>
    <style:style style:name="ce1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12] - ['Sigma 1-5, truncate 4'.$D12]) &gt; 0.2)" style:apply-style-name="Untitled1" style:base-cell-address="'Sigma 1-5, truncate 4'.E12"/>
    </style:style>
    <style:style style:name="ce1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16] - ['Sigma 1-5, truncate 4'.$D16]) &gt; 0.2)" style:apply-style-name="Untitled1" style:base-cell-address="'Sigma 1-5, truncate 4'.E16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0] - ['Sigma 1-5, truncate 4'.$D20]) &gt; 0.2)" style:apply-style-name="Untitled1" style:base-cell-address="'Sigma 1-5, truncate 4'.E20"/>
    </style:style>
    <style:style style:name="ce1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0] - ['Sigma 1-5, truncate 4'.$D20]) &gt; 0.2)" style:apply-style-name="Untitled1" style:base-cell-address="'Sigma 1-5, truncate 4'.E20"/>
    </style:style>
    <style:style style:name="ce1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24] - ['Sigma 1-5, truncate 4'.$D24]) &gt; 0.2)" style:apply-style-name="Untitled1" style:base-cell-address="'Sigma 1-5, truncate 4'.E2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8] - ['Sigma 1-5, truncate 4'.$D28]) &gt; 0.2)" style:apply-style-name="Untitled1" style:base-cell-address="'Sigma 1-5, truncate 4'.E28"/>
    </style:style>
    <style:style style:name="ce16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8] - ['Sigma 1-5, truncate 4'.$D28]) &gt; 0.2)" style:apply-style-name="Untitled1" style:base-cell-address="'Sigma 1-5, truncate 4'.E28"/>
    </style:style>
    <style:style style:name="ce16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32] - ['Sigma 1-5, truncate 4'.$D32]) &gt; 0.2)" style:apply-style-name="Untitled1" style:base-cell-address="'Sigma 1-5, truncate 4'.E32"/>
    </style:style>
    <style:style style:name="ce16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36] - ['Sigma 1-5, truncate 4'.$D36]) &gt; 0.2)" style:apply-style-name="Untitled1" style:base-cell-address="'Sigma 1-5, truncate 4'.E36"/>
    </style:style>
    <style:style style:name="ce16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36] - ['Sigma 1-5, truncate 4'.$D36]) &gt; 0.2)" style:apply-style-name="Untitled1" style:base-cell-address="'Sigma 1-5, truncate 4'.E36"/>
    </style:style>
    <style:style style:name="ce16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0] - ['Sigma 1-5, truncate 4'.$D40]) &gt; 0.2)" style:apply-style-name="Untitled1" style:base-cell-address="'Sigma 1-5, truncate 4'.E40"/>
    </style:style>
    <style:style style:name="ce16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4] - ['Sigma 1-5, truncate 4'.$D44]) &gt; 0.2)" style:apply-style-name="Untitled1" style:base-cell-address="'Sigma 1-5, truncate 4'.E44"/>
    </style:style>
    <style:style style:name="ce17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4] - ['Sigma 1-5, truncate 4'.$D44]) &gt; 0.2)" style:apply-style-name="Untitled1" style:base-cell-address="'Sigma 1-5, truncate 4'.E44"/>
    </style:style>
    <style:style style:name="ce17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8] - ['Sigma 1-5, truncate 4'.$D48]) &gt; 0.2)" style:apply-style-name="Untitled1" style:base-cell-address="'Sigma 1-5, truncate 4'.E48"/>
    </style:style>
    <style:style style:name="ce17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52] - ['Sigma 1-5, truncate 4'.$D52]) &gt; 0.2)" style:apply-style-name="Untitled1" style:base-cell-address="'Sigma 1-5, truncate 4'.E52"/>
    </style:style>
    <style:style style:name="ce17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52] - ['Sigma 1-5, truncate 4'.$D52]) &gt; 0.2)" style:apply-style-name="Untitled1" style:base-cell-address="'Sigma 1-5, truncate 4'.E52"/>
    </style:style>
    <style:style style:name="ce17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56] - ['Sigma 1-5, truncate 4'.$D56]) &gt; 0.2)" style:apply-style-name="Untitled1" style:base-cell-address="'Sigma 1-5, truncate 4'.E56"/>
    </style:style>
    <style:style style:name="ce1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60] - ['Sigma 1-5, truncate 4'.$D60]) &gt; 0.2)" style:apply-style-name="Untitled1" style:base-cell-address="'Sigma 1-5, truncate 4'.E60"/>
    </style:style>
    <style:style style:name="ce1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60] - ['Sigma 1-5, truncate 4'.$D60]) &gt; 0.2)" style:apply-style-name="Untitled1" style:base-cell-address="'Sigma 1-5, truncate 4'.E60"/>
    </style:style>
    <style:style style:name="ce17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64] - ['Sigma 1-5, truncate 4'.$D64]) &gt; 0.2)" style:apply-style-name="Untitled1" style:base-cell-address="'Sigma 1-5, truncate 4'.E64"/>
    </style:style>
    <style:style style:name="ce17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179" style:family="table-cell" style:parent-style-name="Default" style:data-style-name="N2">
      <style:table-cell-properties fo:background-color="#99cccc"/>
      <style:map style:condition="is-true-formula(ABS(['Sigma 1-5, truncate 4'.F4] - ['Sigma 1-5, truncate 4'.$D4]) &gt; 0.2)" style:apply-style-name="Untitled1" style:base-cell-address="'Sigma 1-5, truncate 4'.F4"/>
    </style:style>
    <style:style style:name="ce180" style:family="table-cell" style:parent-style-name="Default" style:data-style-name="N2">
      <style:table-cell-properties fo:background-color="#b0cccc"/>
      <style:map style:condition="is-true-formula(ABS(['Sigma 1-5, truncate 4'.F8] - ['Sigma 1-5, truncate 4'.$D8]) &gt; 0.2)" style:apply-style-name="Untitled1" style:base-cell-address="'Sigma 1-5, truncate 4'.F8"/>
    </style:style>
    <style:style style:name="ce18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182" style:family="table-cell" style:parent-style-name="Default" style:data-style-name="N2">
      <style:table-cell-properties fo:background-color="#99cccc"/>
      <style:map style:condition="is-true-formula(ABS(['Sigma 1-5, truncate 4'.F12] - ['Sigma 1-5, truncate 4'.$D12]) &gt; 0.2)" style:apply-style-name="Untitled1" style:base-cell-address="'Sigma 1-5, truncate 4'.F12"/>
    </style:style>
    <style:style style:name="ce183" style:family="table-cell" style:parent-style-name="Default" style:data-style-name="N2">
      <style:table-cell-properties fo:background-color="#b0cccc"/>
      <style:map style:condition="is-true-formula(ABS(['Sigma 1-5, truncate 4'.F16] - ['Sigma 1-5, truncate 4'.$D16]) &gt; 0.2)" style:apply-style-name="Untitled1" style:base-cell-address="'Sigma 1-5, truncate 4'.F16"/>
    </style:style>
    <style:style style:name="ce18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185" style:family="table-cell" style:parent-style-name="Default" style:data-style-name="N2">
      <style:table-cell-properties fo:background-color="#99cccc"/>
      <style:map style:condition="is-true-formula(ABS(['Sigma 1-5, truncate 4'.F20] - ['Sigma 1-5, truncate 4'.$D20]) &gt; 0.2)" style:apply-style-name="Untitled1" style:base-cell-address="'Sigma 1-5, truncate 4'.F20"/>
    </style:style>
    <style:style style:name="ce186" style:family="table-cell" style:parent-style-name="Default" style:data-style-name="N2">
      <style:table-cell-properties fo:background-color="#b0cccc"/>
      <style:map style:condition="is-true-formula(ABS(['Sigma 1-5, truncate 4'.F24] - ['Sigma 1-5, truncate 4'.$D24]) &gt; 0.2)" style:apply-style-name="Untitled1" style:base-cell-address="'Sigma 1-5, truncate 4'.F24"/>
    </style:style>
    <style:style style:name="ce1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188" style:family="table-cell" style:parent-style-name="Default" style:data-style-name="N2">
      <style:table-cell-properties fo:background-color="#99cccc"/>
      <style:map style:condition="is-true-formula(ABS(['Sigma 1-5, truncate 4'.F28] - ['Sigma 1-5, truncate 4'.$D28]) &gt; 0.2)" style:apply-style-name="Untitled1" style:base-cell-address="'Sigma 1-5, truncate 4'.F28"/>
    </style:style>
    <style:style style:name="ce189" style:family="table-cell" style:parent-style-name="Default" style:data-style-name="N2">
      <style:table-cell-properties fo:background-color="#b0cccc"/>
      <style:map style:condition="is-true-formula(ABS(['Sigma 1-5, truncate 4'.F32] - ['Sigma 1-5, truncate 4'.$D32]) &gt; 0.2)" style:apply-style-name="Untitled1" style:base-cell-address="'Sigma 1-5, truncate 4'.F32"/>
    </style:style>
    <style:style style:name="ce19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191" style:family="table-cell" style:parent-style-name="Default" style:data-style-name="N2">
      <style:table-cell-properties fo:background-color="#99cccc"/>
      <style:map style:condition="is-true-formula(ABS(['Sigma 1-5, truncate 4'.F36] - ['Sigma 1-5, truncate 4'.$D36]) &gt; 0.2)" style:apply-style-name="Untitled1" style:base-cell-address="'Sigma 1-5, truncate 4'.F36"/>
    </style:style>
    <style:style style:name="ce192" style:family="table-cell" style:parent-style-name="Default" style:data-style-name="N2">
      <style:table-cell-properties fo:background-color="#b0cccc"/>
      <style:map style:condition="is-true-formula(ABS(['Sigma 1-5, truncate 4'.F40] - ['Sigma 1-5, truncate 4'.$D40]) &gt; 0.2)" style:apply-style-name="Untitled1" style:base-cell-address="'Sigma 1-5, truncate 4'.F40"/>
    </style:style>
    <style:style style:name="ce19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194" style:family="table-cell" style:parent-style-name="Default" style:data-style-name="N2">
      <style:table-cell-properties fo:background-color="#99cccc"/>
      <style:map style:condition="is-true-formula(ABS(['Sigma 1-5, truncate 4'.F44] - ['Sigma 1-5, truncate 4'.$D44]) &gt; 0.2)" style:apply-style-name="Untitled1" style:base-cell-address="'Sigma 1-5, truncate 4'.F44"/>
    </style:style>
    <style:style style:name="ce195" style:family="table-cell" style:parent-style-name="Default" style:data-style-name="N2">
      <style:table-cell-properties fo:background-color="#b0cccc"/>
      <style:map style:condition="is-true-formula(ABS(['Sigma 1-5, truncate 4'.F48] - ['Sigma 1-5, truncate 4'.$D48]) &gt; 0.2)" style:apply-style-name="Untitled1" style:base-cell-address="'Sigma 1-5, truncate 4'.F48"/>
    </style:style>
    <style:style style:name="ce19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197" style:family="table-cell" style:parent-style-name="Default" style:data-style-name="N2">
      <style:table-cell-properties fo:background-color="#99cccc"/>
      <style:map style:condition="is-true-formula(ABS(['Sigma 1-5, truncate 4'.F52] - ['Sigma 1-5, truncate 4'.$D52]) &gt; 0.2)" style:apply-style-name="Untitled1" style:base-cell-address="'Sigma 1-5, truncate 4'.F52"/>
    </style:style>
    <style:style style:name="ce198" style:family="table-cell" style:parent-style-name="Default" style:data-style-name="N2">
      <style:table-cell-properties fo:background-color="#b0cccc"/>
      <style:map style:condition="is-true-formula(ABS(['Sigma 1-5, truncate 4'.F56] - ['Sigma 1-5, truncate 4'.$D56]) &gt; 0.2)" style:apply-style-name="Untitled1" style:base-cell-address="'Sigma 1-5, truncate 4'.F56"/>
    </style:style>
    <style:style style:name="ce19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200" style:family="table-cell" style:parent-style-name="Default" style:data-style-name="N2">
      <style:table-cell-properties fo:background-color="#99cccc"/>
      <style:map style:condition="is-true-formula(ABS(['Sigma 1-5, truncate 4'.F60] - ['Sigma 1-5, truncate 4'.$D60]) &gt; 0.2)" style:apply-style-name="Untitled1" style:base-cell-address="'Sigma 1-5, truncate 4'.F60"/>
    </style:style>
    <style:style style:name="ce201" style:family="table-cell" style:parent-style-name="Default" style:data-style-name="N2">
      <style:table-cell-properties fo:background-color="#b0cccc"/>
      <style:map style:condition="is-true-formula(ABS(['Sigma 1-5, truncate 4'.F64] - ['Sigma 1-5, truncate 4'.$D64]) &gt; 0.2)" style:apply-style-name="Untitled1" style:base-cell-address="'Sigma 1-5, truncate 4'.F64"/>
    </style:style>
    <style:style style:name="ce20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] - ['Sigma 1-5, truncate 4'.$D4]) &gt; 0.2)" style:apply-style-name="Untitled1" style:base-cell-address="'Sigma 1-5, truncate 4'.G4"/>
    </style:style>
    <style:style style:name="ce20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] - ['Sigma 1-5, truncate 4'.$D4]) &gt; 0.2)" style:apply-style-name="Untitled1" style:base-cell-address="'Sigma 1-5, truncate 4'.G4"/>
    </style:style>
    <style:style style:name="ce20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8] - ['Sigma 1-5, truncate 4'.$D8]) &gt; 0.2)" style:apply-style-name="Untitled1" style:base-cell-address="'Sigma 1-5, truncate 4'.G8"/>
    </style:style>
    <style:style style:name="ce20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12] - ['Sigma 1-5, truncate 4'.$D12]) &gt; 0.2)" style:apply-style-name="Untitled1" style:base-cell-address="'Sigma 1-5, truncate 4'.G12"/>
    </style:style>
    <style:style style:name="ce20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12] - ['Sigma 1-5, truncate 4'.$D12]) &gt; 0.2)" style:apply-style-name="Untitled1" style:base-cell-address="'Sigma 1-5, truncate 4'.G12"/>
    </style:style>
    <style:style style:name="ce2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16] - ['Sigma 1-5, truncate 4'.$D16]) &gt; 0.2)" style:apply-style-name="Untitled1" style:base-cell-address="'Sigma 1-5, truncate 4'.G16"/>
    </style:style>
    <style:style style:name="ce20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0] - ['Sigma 1-5, truncate 4'.$D20]) &gt; 0.2)" style:apply-style-name="Untitled1" style:base-cell-address="'Sigma 1-5, truncate 4'.G20"/>
    </style:style>
    <style:style style:name="ce20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0] - ['Sigma 1-5, truncate 4'.$D20]) &gt; 0.2)" style:apply-style-name="Untitled1" style:base-cell-address="'Sigma 1-5, truncate 4'.G20"/>
    </style:style>
    <style:style style:name="ce21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24] - ['Sigma 1-5, truncate 4'.$D24]) &gt; 0.2)" style:apply-style-name="Untitled1" style:base-cell-address="'Sigma 1-5, truncate 4'.G24"/>
    </style:style>
    <style:style style:name="ce21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8] - ['Sigma 1-5, truncate 4'.$D28]) &gt; 0.2)" style:apply-style-name="Untitled1" style:base-cell-address="'Sigma 1-5, truncate 4'.G28"/>
    </style:style>
    <style:style style:name="ce21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8] - ['Sigma 1-5, truncate 4'.$D28]) &gt; 0.2)" style:apply-style-name="Untitled1" style:base-cell-address="'Sigma 1-5, truncate 4'.G28"/>
    </style:style>
    <style:style style:name="ce2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32] - ['Sigma 1-5, truncate 4'.$D32]) &gt; 0.2)" style:apply-style-name="Untitled1" style:base-cell-address="'Sigma 1-5, truncate 4'.G32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36] - ['Sigma 1-5, truncate 4'.$D36]) &gt; 0.2)" style:apply-style-name="Untitled1" style:base-cell-address="'Sigma 1-5, truncate 4'.G36"/>
    </style:style>
    <style:style style:name="ce2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36] - ['Sigma 1-5, truncate 4'.$D36]) &gt; 0.2)" style:apply-style-name="Untitled1" style:base-cell-address="'Sigma 1-5, truncate 4'.G36"/>
    </style:style>
    <style:style style:name="ce2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0] - ['Sigma 1-5, truncate 4'.$D40]) &gt; 0.2)" style:apply-style-name="Untitled1" style:base-cell-address="'Sigma 1-5, truncate 4'.G40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4] - ['Sigma 1-5, truncate 4'.$D44]) &gt; 0.2)" style:apply-style-name="Untitled1" style:base-cell-address="'Sigma 1-5, truncate 4'.G44"/>
    </style:style>
    <style:style style:name="ce2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4] - ['Sigma 1-5, truncate 4'.$D44]) &gt; 0.2)" style:apply-style-name="Untitled1" style:base-cell-address="'Sigma 1-5, truncate 4'.G44"/>
    </style:style>
    <style:style style:name="ce2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8] - ['Sigma 1-5, truncate 4'.$D48]) &gt; 0.2)" style:apply-style-name="Untitled1" style:base-cell-address="'Sigma 1-5, truncate 4'.G48"/>
    </style:style>
    <style:style style:name="ce2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52] - ['Sigma 1-5, truncate 4'.$D52]) &gt; 0.2)" style:apply-style-name="Untitled1" style:base-cell-address="'Sigma 1-5, truncate 4'.G52"/>
    </style:style>
    <style:style style:name="ce2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52] - ['Sigma 1-5, truncate 4'.$D52]) &gt; 0.2)" style:apply-style-name="Untitled1" style:base-cell-address="'Sigma 1-5, truncate 4'.G52"/>
    </style:style>
    <style:style style:name="ce2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56] - ['Sigma 1-5, truncate 4'.$D56]) &gt; 0.2)" style:apply-style-name="Untitled1" style:base-cell-address="'Sigma 1-5, truncate 4'.G56"/>
    </style:style>
    <style:style style:name="ce2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60] - ['Sigma 1-5, truncate 4'.$D60]) &gt; 0.2)" style:apply-style-name="Untitled1" style:base-cell-address="'Sigma 1-5, truncate 4'.G60"/>
    </style:style>
    <style:style style:name="ce2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60] - ['Sigma 1-5, truncate 4'.$D60]) &gt; 0.2)" style:apply-style-name="Untitled1" style:base-cell-address="'Sigma 1-5, truncate 4'.G60"/>
    </style:style>
    <style:style style:name="ce2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64] - ['Sigma 1-5, truncate 4'.$D64]) &gt; 0.2)" style:apply-style-name="Untitled1" style:base-cell-address="'Sigma 1-5, truncate 4'.G64"/>
    </style:style>
    <style:style style:name="ce2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F64] - ['Sigma 1-5, truncate 4'.$D64]) &gt; 0.2)" style:apply-style-name="Untitled1" style:base-cell-address="'Sigma 1-5, truncate 4'.F64"/>
    </style:style>
    <style:style style:name="ce22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228" style:family="table-cell" style:parent-style-name="Default" style:data-style-name="N2">
      <style:table-cell-properties fo:background-color="#ffcc00"/>
      <style:map style:condition="is-true-formula(ABS(['Sigma 1-5, truncate 4'.F4] - ['Sigma 1-5, truncate 4'.$D4]) &gt; 0.2)" style:apply-style-name="Untitled1" style:base-cell-address="'Sigma 1-5, truncate 4'.F4"/>
    </style:style>
    <style:style style:name="ce229" style:family="table-cell" style:parent-style-name="Default" style:data-style-name="N2">
      <style:table-cell-properties fo:background-color="#ffdd54"/>
      <style:map style:condition="is-true-formula(ABS(['Sigma 1-5, truncate 4'.F8] - ['Sigma 1-5, truncate 4'.$D8]) &gt; 0.2)" style:apply-style-name="Untitled1" style:base-cell-address="'Sigma 1-5, truncate 4'.F8"/>
    </style:style>
    <style:style style:name="ce23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231" style:family="table-cell" style:parent-style-name="Default" style:data-style-name="N2">
      <style:table-cell-properties fo:background-color="#ffcc00"/>
      <style:map style:condition="is-true-formula(ABS(['Sigma 1-5, truncate 4'.F12] - ['Sigma 1-5, truncate 4'.$D12]) &gt; 0.2)" style:apply-style-name="Untitled1" style:base-cell-address="'Sigma 1-5, truncate 4'.F12"/>
    </style:style>
    <style:style style:name="ce232" style:family="table-cell" style:parent-style-name="Default" style:data-style-name="N2">
      <style:table-cell-properties fo:background-color="#ffdd54"/>
      <style:map style:condition="is-true-formula(ABS(['Sigma 1-5, truncate 4'.F16] - ['Sigma 1-5, truncate 4'.$D16]) &gt; 0.2)" style:apply-style-name="Untitled1" style:base-cell-address="'Sigma 1-5, truncate 4'.F16"/>
    </style:style>
    <style:style style:name="ce23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234" style:family="table-cell" style:parent-style-name="Default" style:data-style-name="N2">
      <style:table-cell-properties fo:background-color="#ffcc00"/>
      <style:map style:condition="is-true-formula(ABS(['Sigma 1-5, truncate 4'.F20] - ['Sigma 1-5, truncate 4'.$D20]) &gt; 0.2)" style:apply-style-name="Untitled1" style:base-cell-address="'Sigma 1-5, truncate 4'.F20"/>
    </style:style>
    <style:style style:name="ce235" style:family="table-cell" style:parent-style-name="Default" style:data-style-name="N2">
      <style:table-cell-properties fo:background-color="#ffdd54"/>
      <style:map style:condition="is-true-formula(ABS(['Sigma 1-5, truncate 4'.F24] - ['Sigma 1-5, truncate 4'.$D24]) &gt; 0.2)" style:apply-style-name="Untitled1" style:base-cell-address="'Sigma 1-5, truncate 4'.F24"/>
    </style:style>
    <style:style style:name="ce23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237" style:family="table-cell" style:parent-style-name="Default" style:data-style-name="N2">
      <style:table-cell-properties fo:background-color="#ffcc00"/>
      <style:map style:condition="is-true-formula(ABS(['Sigma 1-5, truncate 4'.F28] - ['Sigma 1-5, truncate 4'.$D28]) &gt; 0.2)" style:apply-style-name="Untitled1" style:base-cell-address="'Sigma 1-5, truncate 4'.F28"/>
    </style:style>
    <style:style style:name="ce238" style:family="table-cell" style:parent-style-name="Default" style:data-style-name="N2">
      <style:table-cell-properties fo:background-color="#ffdd54"/>
      <style:map style:condition="is-true-formula(ABS(['Sigma 1-5, truncate 4'.F32] - ['Sigma 1-5, truncate 4'.$D32]) &gt; 0.2)" style:apply-style-name="Untitled1" style:base-cell-address="'Sigma 1-5, truncate 4'.F32"/>
    </style:style>
    <style:style style:name="ce23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240" style:family="table-cell" style:parent-style-name="Default" style:data-style-name="N2">
      <style:table-cell-properties fo:background-color="#ffcc00"/>
      <style:map style:condition="is-true-formula(ABS(['Sigma 1-5, truncate 4'.F36] - ['Sigma 1-5, truncate 4'.$D36]) &gt; 0.2)" style:apply-style-name="Untitled1" style:base-cell-address="'Sigma 1-5, truncate 4'.F36"/>
    </style:style>
    <style:style style:name="ce241" style:family="table-cell" style:parent-style-name="Default" style:data-style-name="N2">
      <style:table-cell-properties fo:background-color="#ffdd54"/>
      <style:map style:condition="is-true-formula(ABS(['Sigma 1-5, truncate 4'.F40] - ['Sigma 1-5, truncate 4'.$D40]) &gt; 0.2)" style:apply-style-name="Untitled1" style:base-cell-address="'Sigma 1-5, truncate 4'.F40"/>
    </style:style>
    <style:style style:name="ce2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243" style:family="table-cell" style:parent-style-name="Default" style:data-style-name="N2">
      <style:table-cell-properties fo:background-color="#ffcc00"/>
      <style:map style:condition="is-true-formula(ABS(['Sigma 1-5, truncate 4'.F44] - ['Sigma 1-5, truncate 4'.$D44]) &gt; 0.2)" style:apply-style-name="Untitled1" style:base-cell-address="'Sigma 1-5, truncate 4'.F44"/>
    </style:style>
    <style:style style:name="ce244" style:family="table-cell" style:parent-style-name="Default" style:data-style-name="N2">
      <style:table-cell-properties fo:background-color="#ffdd54"/>
      <style:map style:condition="is-true-formula(ABS(['Sigma 1-5, truncate 4'.F48] - ['Sigma 1-5, truncate 4'.$D48]) &gt; 0.2)" style:apply-style-name="Untitled1" style:base-cell-address="'Sigma 1-5, truncate 4'.F48"/>
    </style:style>
    <style:style style:name="ce2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246" style:family="table-cell" style:parent-style-name="Default" style:data-style-name="N2">
      <style:table-cell-properties fo:background-color="#ffcc00"/>
      <style:map style:condition="is-true-formula(ABS(['Sigma 1-5, truncate 4'.F52] - ['Sigma 1-5, truncate 4'.$D52]) &gt; 0.2)" style:apply-style-name="Untitled1" style:base-cell-address="'Sigma 1-5, truncate 4'.F52"/>
    </style:style>
    <style:style style:name="ce247" style:family="table-cell" style:parent-style-name="Default" style:data-style-name="N2">
      <style:table-cell-properties fo:background-color="#ffdd54"/>
      <style:map style:condition="is-true-formula(ABS(['Sigma 1-5, truncate 4'.F56] - ['Sigma 1-5, truncate 4'.$D56]) &gt; 0.2)" style:apply-style-name="Untitled1" style:base-cell-address="'Sigma 1-5, truncate 4'.F56"/>
    </style:style>
    <style:style style:name="ce2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249" style:family="table-cell" style:parent-style-name="Default" style:data-style-name="N2">
      <style:table-cell-properties fo:background-color="#ffcc00"/>
      <style:map style:condition="is-true-formula(ABS(['Sigma 1-5, truncate 4'.F60] - ['Sigma 1-5, truncate 4'.$D60]) &gt; 0.2)" style:apply-style-name="Untitled1" style:base-cell-address="'Sigma 1-5, truncate 4'.F60"/>
    </style:style>
    <style:style style:name="ce250" style:family="table-cell" style:parent-style-name="Default" style:data-style-name="N2">
      <style:table-cell-properties fo:background-color="#ffdd54"/>
      <style:map style:condition="is-true-formula(ABS(['Sigma 1-5, truncate 4'.F64] - ['Sigma 1-5, truncate 4'.$D64]) &gt; 0.2)" style:apply-style-name="Untitled1" style:base-cell-address="'Sigma 1-5, truncate 4'.F64"/>
    </style:style>
  </office:automatic-styles>
  <office:body>
    <office:spreadsheet>
      <table:calculation-settings table:automatic-find-labels="false"/>
      <table:table table:name="Sigma 1, truncate 0.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number-columns-repeated="2" table:default-cell-style-name="ce25"/>
        <table:table-column table:style-name="co4" table:default-cell-style-name="ce77"/>
        <table:table-column table:style-name="co4" table:default-cell-style-name="ce25"/>
        <table:table-column table:style-name="co4" table:visibility="collapse" table:default-cell-style-name="ce1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basic 0.05</text:p>
          </table:table-cell>
          <table:table-cell table:style-name="ce21" office:value-type="string" calcext:value-type="string" table:number-columns-spanned="1" table:number-rows-spanned="2">
            <text:p>Gauss Accumulator 0.05</text:p>
          </table:table-cell>
          <table:table-cell table:style-name="ce73" office:value-type="string" calcext:value-type="string" table:number-columns-spanned="1" table:number-rows-spanned="2">
            <text:p>Gauss Accumulator 0.1</text:p>
          </table:table-cell>
          <table:table-cell table:style-name="ce21" office:value-type="string" calcext:value-type="string" table:number-columns-spanned="1" table:number-rows-spanned="2">
            <text:p>Gauss Accumulator 0.15</text:p>
          </table:table-cell>
          <table:table-cell table:style-name="ce126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number-columns-repeated="2" table:style-name="ce22"/>
          <table:covered-table-cell table:style-name="ce74"/>
          <table:covered-table-cell table:style-name="ce22"/>
          <table:covered-table-cell table:style-name="ce127"/>
          <table:table-cell office:value-type="string" calcext:value-type="string">
            <text:p>accumulator_0.15_gauss_s_1_t_0.5_translations_dict: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0.15" calcext:value-type="float">
            <text:p>0.15</text:p>
          </table:table-cell>
          <table:table-cell table:style-name="ce49" office:value-type="float" office:value="0.05" calcext:value-type="float">
            <text:p>0.05</text:p>
          </table:table-cell>
          <table:table-cell table:style-name="ce75" office:value-type="float" office:value="0" calcext:value-type="float">
            <text:p>0.00</text:p>
          </table:table-cell>
          <table:table-cell table:style-name="ce101" office:value-type="float" office:value="-0.14285714" calcext:value-type="float">
            <text:p>-0.14</text:p>
          </table:table-cell>
          <table:table-cell table:style-name="ce128"/>
          <table:table-cell office:value-type="string" calcext:value-type="string">
            <text:p>'Color Houses_dim16' aligned to 'Color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76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29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0" calcext:value-type="float">
            <text:p>0.00</text:p>
          </table:table-cell>
          <table:table-cell table:style-name="ce50" office:value-type="float" office:value="-0.05" calcext:value-type="float">
            <text:p>-0.05</text:p>
          </table:table-cell>
          <table:table-cell table:style-name="ce76" office:value-type="float" office:value="-0.1" calcext:value-type="float">
            <text:p>-0.10</text:p>
          </table:table-cell>
          <table:table-cell table:style-name="ce102" office:value-type="float" office:value="-0.14285714" calcext:value-type="float">
            <text:p>-0.14</text:p>
          </table:table-cell>
          <table:table-cell table:style-name="ce129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97916312" calcext:value-type="float">
            <text:p>0.98</text:p>
          </table:table-cell>
          <table:table-cell office:value-type="float" office:value="1.01832975" calcext:value-type="float">
            <text:p>1.02</text:p>
          </table:table-cell>
          <table:table-cell office:value-type="float" office:value="1.04383781" calcext:value-type="float">
            <text:p>1.04</text:p>
          </table:table-cell>
          <table:table-cell table:number-columns-repeated="2"/>
          <table:table-cell office:value-type="float" office:value="1.04383781" calcext:value-type="float">
            <text:p>1.04383781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" calcext:value-type="float">
            <text:p>-0.10</text:p>
          </table:table-cell>
          <table:table-cell table:style-name="ce51" office:value-type="float" office:value="-0.1" calcext:value-type="float">
            <text:p>-0.10</text:p>
          </table:table-cell>
          <table:table-cell table:style-name="ce78" office:value-type="float" office:value="-0.2" calcext:value-type="float">
            <text:p>-0.20</text:p>
          </table:table-cell>
          <table:table-cell table:style-name="ce103" office:value-type="float" office:value="-0.28571429" calcext:value-type="float">
            <text:p>-0.29</text:p>
          </table:table-cell>
          <table:table-cell table:style-name="ce131"/>
          <table:table-cell office:value-type="string" calcext:value-type="string">
            <text:p>'DIM showcase_dim16' aligned to 'DIM showcase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" calcext:value-type="float">
            <text:p>-0.10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78" office:value-type="float" office:value="-0.2" calcext:value-type="float">
            <text:p>-0.20</text:p>
          </table:table-cell>
          <table:table-cell table:style-name="ce103" office:value-type="float" office:value="-0.28571429" calcext:value-type="float">
            <text:p>-0.29</text:p>
          </table:table-cell>
          <table:table-cell table:style-name="ce131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0" calcext:value-type="float">
            <text:p>0.00</text:p>
          </table:table-cell>
          <table:table-cell table:style-name="ce51" office:value-type="float" office:value="-0.05" calcext:value-type="float">
            <text:p>-0.05</text:p>
          </table:table-cell>
          <table:table-cell table:style-name="ce78" office:value-type="float" office:value="-0.1" calcext:value-type="float">
            <text:p>-0.10</text:p>
          </table:table-cell>
          <table:table-cell table:style-name="ce103" office:value-type="float" office:value="-0.14285714" calcext:value-type="float">
            <text:p>-0.14</text:p>
          </table:table-cell>
          <table:table-cell table:style-name="ce131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00924075" calcext:value-type="float">
            <text:p>0.01</text:p>
          </table:table-cell>
          <table:table-cell table:style-name="ce27" office:value-type="float" office:value="0.9661194" calcext:value-type="float">
            <text:p>0.97</text:p>
          </table:table-cell>
          <table:table-cell table:style-name="ce79" office:value-type="float" office:value="0.99185761" calcext:value-type="float">
            <text:p>0.99</text:p>
          </table:table-cell>
          <table:table-cell table:style-name="ce27" office:value-type="float" office:value="1.04241122" calcext:value-type="float">
            <text:p>1.04</text:p>
          </table:table-cell>
          <table:table-cell table:style-name="ce132"/>
          <table:table-cell/>
          <table:table-cell office:value-type="float" office:value="1.04241122" calcext:value-type="float">
            <text:p>1.0424112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0" calcext:value-type="float">
            <text:p>0.00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80" office:value-type="float" office:value="-0.1" calcext:value-type="float">
            <text:p>-0.10</text:p>
          </table:table-cell>
          <table:table-cell table:style-name="ce104" office:value-type="float" office:value="-0.14285714" calcext:value-type="float">
            <text:p>-0.14</text:p>
          </table:table-cell>
          <table:table-cell table:style-name="ce133"/>
          <table:table-cell office:value-type="string" calcext:value-type="string">
            <text:p>'Everything_als16' aligned to 'Everyth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53" office:value-type="float" office:value="-0.3" calcext:value-type="float">
            <text:p>-0.30</text:p>
          </table:table-cell>
          <table:table-cell table:style-name="ce81" office:value-type="float" office:value="-0.3" calcext:value-type="float">
            <text:p>-0.30</text:p>
          </table:table-cell>
          <table:table-cell table:style-name="ce105" office:value-type="float" office:value="-0.28571429" calcext:value-type="float">
            <text:p>-0.29</text:p>
          </table:table-cell>
          <table:table-cell table:style-name="ce134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0" calcext:value-type="float">
            <text:p>0.00</text:p>
          </table:table-cell>
          <table:table-cell table:style-name="ce53" office:value-type="float" office:value="-0.05" calcext:value-type="float">
            <text:p>-0.05</text:p>
          </table:table-cell>
          <table:table-cell table:style-name="ce81" office:value-type="float" office:value="-0.1" calcext:value-type="float">
            <text:p>-0.10</text:p>
          </table:table-cell>
          <table:table-cell table:style-name="ce105" office:value-type="float" office:value="-0.14285714" calcext:value-type="float">
            <text:p>-0.14</text:p>
          </table:table-cell>
          <table:table-cell table:style-name="ce134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1451117" calcext:value-type="float">
            <text:p>1.01</text:p>
          </table:table-cell>
          <table:table-cell office:value-type="float" office:value="1.09665016" calcext:value-type="float">
            <text:p>1.10</text:p>
          </table:table-cell>
          <table:table-cell office:value-type="float" office:value="1.19393247" calcext:value-type="float">
            <text:p>1.19</text:p>
          </table:table-cell>
          <table:table-cell table:number-columns-repeated="2"/>
          <table:table-cell office:value-type="float" office:value="1.19393247" calcext:value-type="float">
            <text:p>1.1939324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0.35" calcext:value-type="float">
            <text:p>-0.3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-0.1" calcext:value-type="float">
            <text:p>-0.10</text:p>
          </table:table-cell>
          <table:table-cell table:style-name="ce106" office:value-type="float" office:value="-0.14285714" calcext:value-type="float">
            <text:p>-0.14</text:p>
          </table:table-cell>
          <table:table-cell table:style-name="ce135"/>
          <table:table-cell office:value-type="string" calcext:value-type="string">
            <text:p>'Everything_dim16' aligned to 'Everyth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0.35" calcext:value-type="float">
            <text:p>0.35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-0.1" calcext:value-type="float">
            <text:p>-0.10</text:p>
          </table:table-cell>
          <table:table-cell table:style-name="ce106" office:value-type="float" office:value="-0.14285714" calcext:value-type="float">
            <text:p>-0.14</text:p>
          </table:table-cell>
          <table:table-cell table:style-name="ce135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0" calcext:value-type="float">
            <text:p>0.00</text:p>
          </table:table-cell>
          <table:table-cell table:style-name="ce54" office:value-type="float" office:value="-0.05" calcext:value-type="float">
            <text:p>-0.05</text:p>
          </table:table-cell>
          <table:table-cell table:style-name="ce82" office:value-type="float" office:value="-0.1" calcext:value-type="float">
            <text:p>-0.10</text:p>
          </table:table-cell>
          <table:table-cell table:style-name="ce106" office:value-type="float" office:value="-0.14285714" calcext:value-type="float">
            <text:p>-0.14</text:p>
          </table:table-cell>
          <table:table-cell table:style-name="ce135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00169443" calcext:value-type="float">
            <text:p>0.00</text:p>
          </table:table-cell>
          <table:table-cell table:style-name="ce27" office:value-type="float" office:value="0.99974366" calcext:value-type="float">
            <text:p>1.00</text:p>
          </table:table-cell>
          <table:table-cell table:style-name="ce79" office:value-type="float" office:value="1.0352132" calcext:value-type="float">
            <text:p>1.04</text:p>
          </table:table-cell>
          <table:table-cell table:style-name="ce27" office:value-type="float" office:value="1.08425465" calcext:value-type="float">
            <text:p>1.08</text:p>
          </table:table-cell>
          <table:table-cell table:style-name="ce132"/>
          <table:table-cell/>
          <table:table-cell office:value-type="float" office:value="1.08425465" calcext:value-type="float">
            <text:p>1.0842546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1" calcext:value-type="float">
            <text:p>-0.10</text:p>
          </table:table-cell>
          <table:table-cell table:style-name="ce55" office:value-type="float" office:value="-0.05" calcext:value-type="float">
            <text:p>-0.05</text:p>
          </table:table-cell>
          <table:table-cell table:style-name="ce83" office:value-type="float" office:value="0" calcext:value-type="float">
            <text:p>0.00</text:p>
          </table:table-cell>
          <table:table-cell table:style-name="ce107" office:value-type="float" office:value="-0.14285714" calcext:value-type="float">
            <text:p>-0.14</text:p>
          </table:table-cell>
          <table:table-cell table:style-name="ce136"/>
          <table:table-cell office:value-type="string" calcext:value-type="string">
            <text:p>'Everything_dim16' aligned to 'Everything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25" calcext:value-type="float">
            <text:p>0.25</text:p>
          </table:table-cell>
          <table:table-cell table:style-name="ce56" office:value-type="float" office:value="0.15" calcext:value-type="float">
            <text:p>0.15</text:p>
          </table:table-cell>
          <table:table-cell table:style-name="ce84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37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0" calcext:value-type="float">
            <text:p>0.00</text:p>
          </table:table-cell>
          <table:table-cell table:style-name="ce56" office:value-type="float" office:value="-0.05" calcext:value-type="float">
            <text:p>-0.05</text:p>
          </table:table-cell>
          <table:table-cell table:style-name="ce84" office:value-type="float" office:value="-0.1" calcext:value-type="float">
            <text:p>-0.10</text:p>
          </table:table-cell>
          <table:table-cell table:style-name="ce108" office:value-type="float" office:value="-0.14285714" calcext:value-type="float">
            <text:p>-0.14</text:p>
          </table:table-cell>
          <table:table-cell table:style-name="ce137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98892407" calcext:value-type="float">
            <text:p>0.99</text:p>
          </table:table-cell>
          <table:table-cell office:value-type="float" office:value="1.07179592" calcext:value-type="float">
            <text:p>1.07</text:p>
          </table:table-cell>
          <table:table-cell office:value-type="float" office:value="1.16350396" calcext:value-type="float">
            <text:p>1.16</text:p>
          </table:table-cell>
          <table:table-cell table:number-columns-repeated="2"/>
          <table:table-cell office:value-type="float" office:value="1.16350396" calcext:value-type="float">
            <text:p>1.16350396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5" calcext:value-type="float">
            <text:p>-0.05</text:p>
          </table:table-cell>
          <table:table-cell table:style-name="ce57" office:value-type="float" office:value="-0.1" calcext:value-type="float">
            <text:p>-0.10</text:p>
          </table:table-cell>
          <table:table-cell table:style-name="ce85" office:value-type="float" office:value="-0.7" calcext:value-type="float">
            <text:p>-0.70</text:p>
          </table:table-cell>
          <table:table-cell table:style-name="ce109" office:value-type="float" office:value="-0.14285714" calcext:value-type="float">
            <text:p>-0.14</text:p>
          </table:table-cell>
          <table:table-cell table:style-name="ce138"/>
          <table:table-cell office:value-type="string" calcext:value-type="string">
            <text:p>'Field_dim16' aligned to 'Field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15" calcext:value-type="float">
            <text:p>-0.15</text:p>
          </table:table-cell>
          <table:table-cell table:style-name="ce57" office:value-type="float" office:value="-0.15" calcext:value-type="float">
            <text:p>-0.15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-0.14285714" calcext:value-type="float">
            <text:p>-0.14</text:p>
          </table:table-cell>
          <table:table-cell table:style-name="ce138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5" calcext:value-type="float">
            <text:p>-0.15</text:p>
          </table:table-cell>
          <table:table-cell table:style-name="ce57" office:value-type="float" office:value="-0.2" calcext:value-type="float">
            <text:p>-0.20</text:p>
          </table:table-cell>
          <table:table-cell table:style-name="ce85" office:value-type="float" office:value="-0.3" calcext:value-type="float">
            <text:p>-0.30</text:p>
          </table:table-cell>
          <table:table-cell table:style-name="ce109" office:value-type="float" office:value="-0.28571429" calcext:value-type="float">
            <text:p>-0.29</text:p>
          </table:table-cell>
          <table:table-cell table:style-name="ce138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020953" calcext:value-type="float">
            <text:p>0.02</text:p>
          </table:table-cell>
          <table:table-cell table:style-name="ce27" office:value-type="float" office:value="0.66449793" calcext:value-type="float">
            <text:p>0.66</text:p>
          </table:table-cell>
          <table:table-cell table:style-name="ce79" office:value-type="float" office:value="0.91431762" calcext:value-type="float">
            <text:p>0.91</text:p>
          </table:table-cell>
          <table:table-cell table:style-name="ce27" office:value-type="float" office:value="0.8796009" calcext:value-type="float">
            <text:p>0.88</text:p>
          </table:table-cell>
          <table:table-cell table:style-name="ce132"/>
          <table:table-cell/>
          <table:table-cell office:value-type="float" office:value="0.8796009" calcext:value-type="float">
            <text:p>0.879600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-0.15" calcext:value-type="float">
            <text:p>-0.15</text:p>
          </table:table-cell>
          <table:table-cell table:style-name="ce58" office:value-type="float" office:value="-0.1" calcext:value-type="float">
            <text:p>-0.10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28571429" calcext:value-type="float">
            <text:p>-0.29</text:p>
          </table:table-cell>
          <table:table-cell table:style-name="ce139"/>
          <table:table-cell office:value-type="string" calcext:value-type="string">
            <text:p>'Forest_dim16' aligned to 'Forest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25" calcext:value-type="float">
            <text:p>-0.25</text:p>
          </table:table-cell>
          <table:table-cell table:style-name="ce59" office:value-type="float" office:value="-0.25" calcext:value-type="float">
            <text:p>-0.25</text:p>
          </table:table-cell>
          <table:table-cell table:style-name="ce87" office:value-type="float" office:value="-0.2" calcext:value-type="float">
            <text:p>-0.20</text:p>
          </table:table-cell>
          <table:table-cell table:style-name="ce111" office:value-type="float" office:value="-0.28571429" calcext:value-type="float">
            <text:p>-0.29</text:p>
          </table:table-cell>
          <table:table-cell table:style-name="ce140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0.05" calcext:value-type="float">
            <text:p>0.05</text:p>
          </table:table-cell>
          <table:table-cell table:style-name="ce59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111" office:value-type="float" office:value="-0.14285714" calcext:value-type="float">
            <text:p>-0.14</text:p>
          </table:table-cell>
          <table:table-cell table:style-name="ce140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93556159" calcext:value-type="float">
            <text:p>0.94</text:p>
          </table:table-cell>
          <table:table-cell office:value-type="float" office:value="0.9590487" calcext:value-type="float">
            <text:p>0.96</text:p>
          </table:table-cell>
          <table:table-cell office:value-type="float" office:value="0.97515987" calcext:value-type="float">
            <text:p>0.98</text:p>
          </table:table-cell>
          <table:table-cell table:number-columns-repeated="2"/>
          <table:table-cell office:value-type="float" office:value="0.97515987" calcext:value-type="float">
            <text:p>0.9751598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0.15" calcext:value-type="float">
            <text:p>0.15</text:p>
          </table:table-cell>
          <table:table-cell table:style-name="ce60" office:value-type="float" office:value="0.1" calcext:value-type="float">
            <text:p>0.10</text:p>
          </table:table-cell>
          <table:table-cell table:style-name="ce88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141"/>
          <table:table-cell office:value-type="string" calcext:value-type="string">
            <text:p>'Missing Building_als16' aligned to 'Missing Building_als14'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-0.1" calcext:value-type="float">
            <text:p>-0.10</text:p>
          </table:table-cell>
          <table:table-cell table:style-name="ce60" office:value-type="float" office:value="-0.15" calcext:value-type="float">
            <text:p>-0.15</text:p>
          </table:table-cell>
          <table:table-cell table:style-name="ce88" office:value-type="float" office:value="-0.2" calcext:value-type="float">
            <text:p>-0.20</text:p>
          </table:table-cell>
          <table:table-cell table:style-name="ce112" office:value-type="float" office:value="-0.28571429" calcext:value-type="float">
            <text:p>-0.29</text:p>
          </table:table-cell>
          <table:table-cell table:style-name="ce141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0" calcext:value-type="float">
            <text:p>0.00</text:p>
          </table:table-cell>
          <table:table-cell table:style-name="ce60" office:value-type="float" office:value="-0.05" calcext:value-type="float">
            <text:p>-0.05</text:p>
          </table:table-cell>
          <table:table-cell table:style-name="ce88" office:value-type="float" office:value="-0.1" calcext:value-type="float">
            <text:p>-0.10</text:p>
          </table:table-cell>
          <table:table-cell table:style-name="ce112" office:value-type="float" office:value="0" calcext:value-type="float">
            <text:p>0.00</text:p>
          </table:table-cell>
          <table:table-cell table:style-name="ce14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.00125759" calcext:value-type="float">
            <text:p>0.00</text:p>
          </table:table-cell>
          <table:table-cell table:style-name="ce27" office:value-type="float" office:value="1.05178098" calcext:value-type="float">
            <text:p>1.05</text:p>
          </table:table-cell>
          <table:table-cell table:style-name="ce79" office:value-type="float" office:value="1.13082229" calcext:value-type="float">
            <text:p>1.13</text:p>
          </table:table-cell>
          <table:table-cell table:style-name="ce27" office:value-type="float" office:value="0.98193683" calcext:value-type="float">
            <text:p>0.98</text:p>
          </table:table-cell>
          <table:table-cell table:style-name="ce132"/>
          <table:table-cell/>
          <table:table-cell office:value-type="float" office:value="0.98193683" calcext:value-type="float">
            <text:p>0.9819368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35" calcext:value-type="float">
            <text:p>0.35</text:p>
          </table:table-cell>
          <table:table-cell table:style-name="ce61" office:value-type="float" office:value="0.05" calcext:value-type="float">
            <text:p>0.05</text:p>
          </table:table-cell>
          <table:table-cell table:style-name="ce89" office:value-type="float" office:value="-0.2" calcext:value-type="float">
            <text:p>-0.20</text:p>
          </table:table-cell>
          <table:table-cell table:style-name="ce113" office:value-type="float" office:value="-0.14285714" calcext:value-type="float">
            <text:p>-0.14</text:p>
          </table:table-cell>
          <table:table-cell table:style-name="ce142"/>
          <table:table-cell office:value-type="string" calcext:value-type="string">
            <text:p>'Missing Building_dim16' aligned to 'Missing Build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0.1" calcext:value-type="float">
            <text:p>0.10</text:p>
          </table:table-cell>
          <table:table-cell table:style-name="ce62" office:value-type="float" office:value="-0.1" calcext:value-type="float">
            <text:p>-0.10</text:p>
          </table:table-cell>
          <table:table-cell table:style-name="ce90" office:value-type="float" office:value="-0.1" calcext:value-type="float">
            <text:p>-0.10</text:p>
          </table:table-cell>
          <table:table-cell table:style-name="ce114" office:value-type="float" office:value="-0.14285714" calcext:value-type="float">
            <text:p>-0.14</text:p>
          </table:table-cell>
          <table:table-cell table:style-name="ce143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05" calcext:value-type="float">
            <text:p>0.05</text:p>
          </table:table-cell>
          <table:table-cell table:style-name="ce62" office:value-type="float" office:value="0" calcext:value-type="float">
            <text:p>0.00</text:p>
          </table:table-cell>
          <table:table-cell table:style-name="ce90" office:value-type="float" office:value="-0.1" calcext:value-type="float">
            <text:p>-0.10</text:p>
          </table:table-cell>
          <table:table-cell table:style-name="ce114" office:value-type="float" office:value="-0.14285714" calcext:value-type="float">
            <text:p>-0.14</text:p>
          </table:table-cell>
          <table:table-cell table:style-name="ce143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99633938" calcext:value-type="float">
            <text:p>1.00</text:p>
          </table:table-cell>
          <table:table-cell office:value-type="float" office:value="1.05902085" calcext:value-type="float">
            <text:p>1.06</text:p>
          </table:table-cell>
          <table:table-cell office:value-type="float" office:value="1.1075075" calcext:value-type="float">
            <text:p>1.11</text:p>
          </table:table-cell>
          <table:table-cell table:number-columns-repeated="2"/>
          <table:table-cell office:value-type="float" office:value="1.1075075" calcext:value-type="float">
            <text:p>1.107507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-0.3" calcext:value-type="float">
            <text:p>-0.30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2" calcext:value-type="float">
            <text:p>-0.20</text:p>
          </table:table-cell>
          <table:table-cell table:style-name="ce115" office:value-type="float" office:value="-0.14285714" calcext:value-type="float">
            <text:p>-0.14</text:p>
          </table:table-cell>
          <table:table-cell table:style-name="ce144"/>
          <table:table-cell office:value-type="string" calcext:value-type="string">
            <text:p>'Missing Building_dim16' aligned to 'Missing Building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0.15" calcext:value-type="float">
            <text:p>0.15</text:p>
          </table:table-cell>
          <table:table-cell table:style-name="ce63" office:value-type="float" office:value="0.1" calcext:value-type="float">
            <text:p>0.10</text:p>
          </table:table-cell>
          <table:table-cell table:style-name="ce91" office:value-type="float" office:value="0" calcext:value-type="float">
            <text:p>0.00</text:p>
          </table:table-cell>
          <table:table-cell table:style-name="ce115" office:value-type="float" office:value="0" calcext:value-type="float">
            <text:p>0.00</text:p>
          </table:table-cell>
          <table:table-cell table:style-name="ce144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0" calcext:value-type="float">
            <text:p>0.00</text:p>
          </table:table-cell>
          <table:table-cell table:style-name="ce63" office:value-type="float" office:value="-0.05" calcext:value-type="float">
            <text:p>-0.05</text:p>
          </table:table-cell>
          <table:table-cell table:style-name="ce91" office:value-type="float" office:value="-0.1" calcext:value-type="float">
            <text:p>-0.10</text:p>
          </table:table-cell>
          <table:table-cell table:style-name="ce115" office:value-type="float" office:value="-0.14285714" calcext:value-type="float">
            <text:p>-0.14</text:p>
          </table:table-cell>
          <table:table-cell table:style-name="ce144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00567953" calcext:value-type="float">
            <text:p>0.01</text:p>
          </table:table-cell>
          <table:table-cell table:style-name="ce27" office:value-type="float" office:value="0.95147886" calcext:value-type="float">
            <text:p>0.95</text:p>
          </table:table-cell>
          <table:table-cell table:style-name="ce79" office:value-type="float" office:value="0.95751276" calcext:value-type="float">
            <text:p>0.96</text:p>
          </table:table-cell>
          <table:table-cell table:style-name="ce27" office:value-type="float" office:value="0.99362648" calcext:value-type="float">
            <text:p>0.99</text:p>
          </table:table-cell>
          <table:table-cell table:style-name="ce132"/>
          <table:table-cell/>
          <table:table-cell office:value-type="float" office:value="0.99362648" calcext:value-type="float">
            <text:p>0.9936264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2" calcext:value-type="float">
            <text:p>-0.20</text:p>
          </table:table-cell>
          <table:table-cell table:style-name="ce116" office:value-type="float" office:value="-0.14285714" calcext:value-type="float">
            <text:p>-0.14</text:p>
          </table:table-cell>
          <table:table-cell table:style-name="ce145"/>
          <table:table-cell office:value-type="string" calcext:value-type="string">
            <text:p>'Road_dim16' aligned to 'Road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5" calcext:value-type="float">
            <text:p>0.45</text:p>
          </table:table-cell>
          <table:table-cell table:style-name="ce65" office:value-type="float" office:value="0.25" calcext:value-type="float">
            <text:p>0.25</text:p>
          </table:table-cell>
          <table:table-cell table:style-name="ce93" office:value-type="float" office:value="0" calcext:value-type="float">
            <text:p>0.00</text:p>
          </table:table-cell>
          <table:table-cell table:style-name="ce117" office:value-type="float" office:value="0.14285714" calcext:value-type="float">
            <text:p>0.14</text:p>
          </table:table-cell>
          <table:table-cell table:style-name="ce146"/>
          <table:table-cell/>
          <table:table-cell office:value-type="float" office:value="0.14285714" calcext:value-type="float">
            <text:p>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0" calcext:value-type="float">
            <text:p>0.00</text:p>
          </table:table-cell>
          <table:table-cell table:style-name="ce65" office:value-type="float" office:value="-0.05" calcext:value-type="float">
            <text:p>-0.05</text:p>
          </table:table-cell>
          <table:table-cell table:style-name="ce93" office:value-type="float" office:value="-0.1" calcext:value-type="float">
            <text:p>-0.10</text:p>
          </table:table-cell>
          <table:table-cell table:style-name="ce117" office:value-type="float" office:value="-0.14285714" calcext:value-type="float">
            <text:p>-0.14</text:p>
          </table:table-cell>
          <table:table-cell table:style-name="ce146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1.00167391" calcext:value-type="float">
            <text:p>1.00</text:p>
          </table:table-cell>
          <table:table-cell office:value-type="float" office:value="1.12721758" calcext:value-type="float">
            <text:p>1.13</text:p>
          </table:table-cell>
          <table:table-cell office:value-type="float" office:value="1.24597835" calcext:value-type="float">
            <text:p>1.25</text:p>
          </table:table-cell>
          <table:table-cell table:number-columns-repeated="2"/>
          <table:table-cell office:value-type="float" office:value="1.24597835" calcext:value-type="float">
            <text:p>1.2459783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66" office:value-type="float" office:value="-0.1" calcext:value-type="float">
            <text:p>-0.10</text:p>
          </table:table-cell>
          <table:table-cell table:style-name="ce94" office:value-type="float" office:value="-0.2" calcext:value-type="float">
            <text:p>-0.20</text:p>
          </table:table-cell>
          <table:table-cell table:style-name="ce118" office:value-type="float" office:value="-0.14285714" calcext:value-type="float">
            <text:p>-0.14</text:p>
          </table:table-cell>
          <table:table-cell table:style-name="ce147"/>
          <table:table-cell office:value-type="string" calcext:value-type="string">
            <text:p>'Xy Tower_dim16' aligned to 'Xy Tower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5" calcext:value-type="float">
            <text:p>0.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47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66" office:value-type="float" office:value="-0.05" calcext:value-type="float">
            <text:p>-0.05</text:p>
          </table:table-cell>
          <table:table-cell table:style-name="ce94" office:value-type="float" office:value="-0.1" calcext:value-type="float">
            <text:p>-0.10</text:p>
          </table:table-cell>
          <table:table-cell table:style-name="ce118" office:value-type="float" office:value="-0.14285714" calcext:value-type="float">
            <text:p>-0.14</text:p>
          </table:table-cell>
          <table:table-cell table:style-name="ce147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0.00864695" calcext:value-type="float">
            <text:p>0.01</text:p>
          </table:table-cell>
          <table:table-cell table:style-name="ce27" office:value-type="float" office:value="1.05390566" calcext:value-type="float">
            <text:p>1.05</text:p>
          </table:table-cell>
          <table:table-cell table:style-name="ce79" office:value-type="float" office:value="1.18467309" calcext:value-type="float">
            <text:p>1.18</text:p>
          </table:table-cell>
          <table:table-cell table:style-name="ce27" office:value-type="float" office:value="1.32217491" calcext:value-type="float">
            <text:p>1.32</text:p>
          </table:table-cell>
          <table:table-cell table:style-name="ce132"/>
          <table:table-cell/>
          <table:table-cell office:value-type="float" office:value="1.32217491" calcext:value-type="float">
            <text:p>1.3221749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2" calcext:value-type="float">
            <text:p>-0.20</text:p>
          </table:table-cell>
          <table:table-cell table:style-name="ce67" office:value-type="float" office:value="-0.1" calcext:value-type="float">
            <text:p>-0.10</text:p>
          </table:table-cell>
          <table:table-cell table:style-name="ce95" office:value-type="float" office:value="-0.2" calcext:value-type="float">
            <text:p>-0.20</text:p>
          </table:table-cell>
          <table:table-cell table:style-name="ce119" office:value-type="float" office:value="-0.14285714" calcext:value-type="float">
            <text:p>-0.14</text:p>
          </table:table-cell>
          <table:table-cell table:style-name="ce148"/>
          <table:table-cell office:value-type="string" calcext:value-type="string">
            <text:p>'Xyz Square_dim16' aligned to 'Xyz Square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5" calcext:value-type="float">
            <text:p>0.15</text:p>
          </table:table-cell>
          <table:table-cell table:style-name="ce68" office:value-type="float" office:value="0.1" calcext:value-type="float">
            <text:p>0.10</text:p>
          </table:table-cell>
          <table:table-cell table:style-name="ce96" office:value-type="float" office:value="0" calcext:value-type="float">
            <text:p>0.00</text:p>
          </table:table-cell>
          <table:table-cell table:style-name="ce120" office:value-type="float" office:value="0" calcext:value-type="float">
            <text:p>0.00</text:p>
          </table:table-cell>
          <table:table-cell table:style-name="ce149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0" calcext:value-type="float">
            <text:p>0.0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96" office:value-type="float" office:value="-0.1" calcext:value-type="float">
            <text:p>-0.10</text:p>
          </table:table-cell>
          <table:table-cell table:style-name="ce120" office:value-type="float" office:value="-0.14285714" calcext:value-type="float">
            <text:p>-0.14</text:p>
          </table:table-cell>
          <table:table-cell table:style-name="ce149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4614463" calcext:value-type="float">
            <text:p>1.05</text:p>
          </table:table-cell>
          <table:table-cell office:value-type="float" office:value="1.16950494" calcext:value-type="float">
            <text:p>1.17</text:p>
          </table:table-cell>
          <table:table-cell office:value-type="float" office:value="1.30844344" calcext:value-type="float">
            <text:p>1.31</text:p>
          </table:table-cell>
          <table:table-cell table:number-columns-repeated="2"/>
          <table:table-cell office:value-type="float" office:value="1.30844344" calcext:value-type="float">
            <text:p>1.3084434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2" calcext:value-type="float">
            <text:p>0.20</text:p>
          </table:table-cell>
          <table:table-cell table:style-name="ce69" office:value-type="float" office:value="-0.05" calcext:value-type="float">
            <text:p>-0.05</text:p>
          </table:table-cell>
          <table:table-cell table:style-name="ce97" office:value-type="float" office:value="-0.2" calcext:value-type="float">
            <text:p>-0.20</text:p>
          </table:table-cell>
          <table:table-cell table:style-name="ce121" office:value-type="float" office:value="-0.28571429" calcext:value-type="float">
            <text:p>-0.29</text:p>
          </table:table-cell>
          <table:table-cell table:style-name="ce150"/>
          <table:table-cell office:value-type="string" calcext:value-type="string">
            <text:p>'Xz Hall_dim16' aligned to 'Xz Hall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5" calcext:value-type="float">
            <text:p>0.05</text:p>
          </table:table-cell>
          <table:table-cell table:style-name="ce69" office:value-type="float" office:value="0.05" calcext:value-type="float">
            <text:p>0.05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0" calcext:value-type="float">
            <text:p>0.00</text:p>
          </table:table-cell>
          <table:table-cell table:style-name="ce150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-0.05" calcext:value-type="float">
            <text:p>-0.05</text:p>
          </table:table-cell>
          <table:table-cell table:style-name="ce97" office:value-type="float" office:value="-0.1" calcext:value-type="float">
            <text:p>-0.10</text:p>
          </table:table-cell>
          <table:table-cell table:style-name="ce121" office:value-type="float" office:value="-0.14285714" calcext:value-type="float">
            <text:p>-0.14</text:p>
          </table:table-cell>
          <table:table-cell table:style-name="ce150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.01114507" calcext:value-type="float">
            <text:p>0.01</text:p>
          </table:table-cell>
          <table:table-cell table:style-name="ce27" office:value-type="float" office:value="1.01403519" calcext:value-type="float">
            <text:p>1.01</text:p>
          </table:table-cell>
          <table:table-cell table:style-name="ce79" office:value-type="float" office:value="1.09915328" calcext:value-type="float">
            <text:p>1.10</text:p>
          </table:table-cell>
          <table:table-cell table:style-name="ce27" office:value-type="float" office:value="1.20975766" calcext:value-type="float">
            <text:p>1.21</text:p>
          </table:table-cell>
          <table:table-cell table:style-name="ce132"/>
          <table:table-cell/>
          <table:table-cell office:value-type="float" office:value="1.20975766" calcext:value-type="float">
            <text:p>1.209757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-0.1" calcext:value-type="float">
            <text:p>-0.10</text:p>
          </table:table-cell>
          <table:table-cell table:style-name="ce70" office:value-type="float" office:value="-0.1" calcext:value-type="float">
            <text:p>-0.10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-0.14285714" calcext:value-type="float">
            <text:p>-0.14</text:p>
          </table:table-cell>
          <table:table-cell table:style-name="ce151"/>
          <table:table-cell office:value-type="string" calcext:value-type="string">
            <text:p>'Yz Houses_dim16' aligned to 'Yz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1" calcext:value-type="float">
            <text:p>0.10</text:p>
          </table:table-cell>
          <table:table-cell table:style-name="ce71" office:value-type="float" office:value="0.05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52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0.05" calcext:value-type="float">
            <text:p>0.05</text:p>
          </table:table-cell>
          <table:table-cell table:style-name="ce71" office:value-type="float" office:value="0" calcext:value-type="float">
            <text:p>0.00</text:p>
          </table:table-cell>
          <table:table-cell table:style-name="ce99" office:value-type="float" office:value="-0.1" calcext:value-type="float">
            <text:p>-0.10</text:p>
          </table:table-cell>
          <table:table-cell table:style-name="ce123" office:value-type="float" office:value="-0.14285714" calcext:value-type="float">
            <text:p>-0.14</text:p>
          </table:table-cell>
          <table:table-cell table:style-name="ce152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10383" calcext:value-type="float">
            <text:p>1.00</text:p>
          </table:table-cell>
          <table:table-cell office:value-type="float" office:value="1.08768297" calcext:value-type="float">
            <text:p>1.09</text:p>
          </table:table-cell>
          <table:table-cell office:value-type="float" office:value="1.1700727" calcext:value-type="float">
            <text:p>1.17</text:p>
          </table:table-cell>
          <table:table-cell table:number-columns-repeated="2"/>
          <table:table-cell office:value-type="float" office:value="1.1700727" calcext:value-type="float">
            <text:p>1.170072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0" calcext:value-type="float">
            <text:p>0.00</text:p>
          </table:table-cell>
          <table:table-cell table:style-name="ce72" office:value-type="float" office:value="0.2" calcext:value-type="float">
            <text:p>0.20</text:p>
          </table:table-cell>
          <table:table-cell table:style-name="ce100" office:value-type="float" office:value="0" calcext:value-type="float">
            <text:p>0.00</text:p>
          </table:table-cell>
          <table:table-cell table:style-name="ce124" office:value-type="float" office:value="0.14285714" calcext:value-type="float">
            <text:p>0.14</text:p>
          </table:table-cell>
          <table:table-cell table:style-name="ce153"/>
          <table:table-cell office:value-type="string" calcext:value-type="string">
            <text:p>'Yz Street_dim16' aligned to 'Yz Street_als16'</text:p>
          </table:table-cell>
          <table:table-cell office:value-type="float" office:value="0.14285714" calcext:value-type="float">
            <text:p>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2" calcext:value-type="float">
            <text:p>0.20</text:p>
          </table:table-cell>
          <table:table-cell table:style-name="ce72" office:value-type="float" office:value="-0.9" calcext:value-type="float">
            <text:p>-0.90</text:p>
          </table:table-cell>
          <table:table-cell table:style-name="ce100" office:value-type="float" office:value="-0.7" calcext:value-type="float">
            <text:p>-0.70</text:p>
          </table:table-cell>
          <table:table-cell table:style-name="ce125" office:value-type="float" office:value="-0.57142857" calcext:value-type="float">
            <text:p>-0.57</text:p>
          </table:table-cell>
          <table:table-cell table:style-name="ce153"/>
          <table:table-cell/>
          <table:table-cell office:value-type="float" office:value="-0.57142857" calcext:value-type="float">
            <text:p>-0.57142857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0.05" calcext:value-type="float">
            <text:p>0.05</text:p>
          </table:table-cell>
          <table:table-cell table:style-name="ce72" office:value-type="float" office:value="-0.05" calcext:value-type="float">
            <text:p>-0.05</text:p>
          </table:table-cell>
          <table:table-cell table:style-name="ce100" office:value-type="float" office:value="-0.1" calcext:value-type="float">
            <text:p>-0.10</text:p>
          </table:table-cell>
          <table:table-cell table:style-name="ce125" office:value-type="float" office:value="-0.14285714" calcext:value-type="float">
            <text:p>-0.14</text:p>
          </table:table-cell>
          <table:table-cell table:style-name="ce153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01095881" calcext:value-type="float">
            <text:p>0.01</text:p>
          </table:table-cell>
          <table:table-cell table:style-name="ce27" office:value-type="float" office:value="0.84302687" calcext:value-type="float">
            <text:p>0.84</text:p>
          </table:table-cell>
          <table:table-cell table:style-name="ce79" office:value-type="float" office:value="0.92886371" calcext:value-type="float">
            <text:p>0.93</text:p>
          </table:table-cell>
          <table:table-cell table:style-name="ce27" office:value-type="float" office:value="1.01674025" calcext:value-type="float">
            <text:p>1.02</text:p>
          </table:table-cell>
          <table:table-cell table:style-name="ce132"/>
          <table:table-cell/>
          <table:table-cell office:value-type="float" office:value="1.01674025" calcext:value-type="float">
            <text:p>1.01674025</text:p>
          </table:table-cell>
          <table:table-cell table:number-columns-repeated="3"/>
        </table:table-row>
        <calcext:conditional-formats>
          <calcext:conditional-format calcext:target-range-address="'Sigma 1, truncate 0.5'.G4:'Sigma 1, truncate 0.5'.G6">
            <calcext:condition calcext:apply-style-name="Untitled1" calcext:value="formula-is(ABS(['Sigma 1, truncate 0.5'.G4] - ['Sigma 1, truncate 0.5'.$D4]) &gt; 0.2)" calcext:base-cell-address="'Sigma 1, truncate 0.5'.G4"/>
          </calcext:conditional-format>
          <calcext:conditional-format calcext:target-range-address="'Sigma 1, truncate 0.5'.G8:'Sigma 1, truncate 0.5'.G10">
            <calcext:condition calcext:apply-style-name="Untitled1" calcext:value="formula-is(ABS(['Sigma 1, truncate 0.5'.G8] - ['Sigma 1, truncate 0.5'.$D8]) &gt; 0.2)" calcext:base-cell-address="'Sigma 1, truncate 0.5'.G8"/>
          </calcext:conditional-format>
          <calcext:conditional-format calcext:target-range-address="'Sigma 1, truncate 0.5'.G20:'Sigma 1, truncate 0.5'.G22">
            <calcext:condition calcext:apply-style-name="Untitled1" calcext:value="formula-is(ABS(['Sigma 1, truncate 0.5'.G20] - ['Sigma 1, truncate 0.5'.$D20]) &gt; 0.2)" calcext:base-cell-address="'Sigma 1, truncate 0.5'.G20"/>
          </calcext:conditional-format>
          <calcext:conditional-format calcext:target-range-address="'Sigma 1, truncate 0.5'.G28:'Sigma 1, truncate 0.5'.G30">
            <calcext:condition calcext:apply-style-name="Untitled1" calcext:value="formula-is(ABS(['Sigma 1, truncate 0.5'.G28] - ['Sigma 1, truncate 0.5'.$D28]) &gt; 0.2)" calcext:base-cell-address="'Sigma 1, truncate 0.5'.G28"/>
          </calcext:conditional-format>
          <calcext:conditional-format calcext:target-range-address="'Sigma 1, truncate 0.5'.G44:'Sigma 1, truncate 0.5'.G46">
            <calcext:condition calcext:apply-style-name="Untitled1" calcext:value="formula-is(ABS(['Sigma 1, truncate 0.5'.G44] - ['Sigma 1, truncate 0.5'.$D44]) &gt; 0.2)" calcext:base-cell-address="'Sigma 1, truncate 0.5'.G44"/>
          </calcext:conditional-format>
          <calcext:conditional-format calcext:target-range-address="'Sigma 1, truncate 0.5'.G52:'Sigma 1, truncate 0.5'.G54">
            <calcext:condition calcext:apply-style-name="Untitled1" calcext:value="formula-is(ABS(['Sigma 1, truncate 0.5'.G52] - ['Sigma 1, truncate 0.5'.$D52]) &gt; 0.2)" calcext:base-cell-address="'Sigma 1, truncate 0.5'.G52"/>
          </calcext:conditional-format>
          <calcext:conditional-format calcext:target-range-address="'Sigma 1, truncate 0.5'.G60:'Sigma 1, truncate 0.5'.G62">
            <calcext:condition calcext:apply-style-name="Untitled1" calcext:value="formula-is(ABS(['Sigma 1, truncate 0.5'.G60] - ['Sigma 1, truncate 0.5'.$D60]) &gt; 0.2)" calcext:base-cell-address="'Sigma 1, truncate 0.5'.G60"/>
          </calcext:conditional-format>
          <calcext:conditional-format calcext:target-range-address="'Sigma 1, truncate 0.5'.G24:'Sigma 1, truncate 0.5'.G26">
            <calcext:condition calcext:apply-style-name="Untitled1" calcext:value="formula-is(ABS(['Sigma 1, truncate 0.5'.G24] - ['Sigma 1, truncate 0.5'.$D24]) &gt; 0.2)" calcext:base-cell-address="'Sigma 1, truncate 0.5'.G24"/>
          </calcext:conditional-format>
          <calcext:conditional-format calcext:target-range-address="'Sigma 1, truncate 0.5'.G40:'Sigma 1, truncate 0.5'.G42">
            <calcext:condition calcext:apply-style-name="Untitled1" calcext:value="formula-is(ABS(['Sigma 1, truncate 0.5'.G40] - ['Sigma 1, truncate 0.5'.$D40]) &gt; 0.2)" calcext:base-cell-address="'Sigma 1, truncate 0.5'.G40"/>
          </calcext:conditional-format>
          <calcext:conditional-format calcext:target-range-address="'Sigma 1, truncate 0.5'.G56:'Sigma 1, truncate 0.5'.G58">
            <calcext:condition calcext:apply-style-name="Untitled1" calcext:value="formula-is(ABS(['Sigma 1, truncate 0.5'.G56] - ['Sigma 1, truncate 0.5'.$D56]) &gt; 0.2)" calcext:base-cell-address="'Sigma 1, truncate 0.5'.G56"/>
          </calcext:conditional-format>
          <calcext:conditional-format calcext:target-range-address="'Sigma 1, truncate 0.5'.G64:'Sigma 1, truncate 0.5'.G66">
            <calcext:condition calcext:apply-style-name="Untitled1" calcext:value="formula-is(ABS(['Sigma 1, truncate 0.5'.G64] - ['Sigma 1, truncate 0.5'.$D64]) &gt; 0.2)" calcext:base-cell-address="'Sigma 1, truncate 0.5'.G64"/>
          </calcext:conditional-format>
          <calcext:conditional-format calcext:target-range-address="'Sigma 1, truncate 0.5'.G32:'Sigma 1, truncate 0.5'.G34">
            <calcext:condition calcext:apply-style-name="Untitled1" calcext:value="formula-is(ABS(['Sigma 1, truncate 0.5'.G32] - ['Sigma 1, truncate 0.5'.$D32]) &gt; 0.2)" calcext:base-cell-address="'Sigma 1, truncate 0.5'.G32"/>
          </calcext:conditional-format>
          <calcext:conditional-format calcext:target-range-address="'Sigma 1, truncate 0.5'.G12:'Sigma 1, truncate 0.5'.G14">
            <calcext:condition calcext:apply-style-name="Untitled1" calcext:value="formula-is(ABS(['Sigma 1, truncate 0.5'.G12] - ['Sigma 1, truncate 0.5'.$D12]) &gt; 0.2)" calcext:base-cell-address="'Sigma 1, truncate 0.5'.G12"/>
          </calcext:conditional-format>
          <calcext:conditional-format calcext:target-range-address="'Sigma 1, truncate 0.5'.G16:'Sigma 1, truncate 0.5'.G18">
            <calcext:condition calcext:apply-style-name="Untitled1" calcext:value="formula-is(ABS(['Sigma 1, truncate 0.5'.G16] - ['Sigma 1, truncate 0.5'.$D16]) &gt; 0.2)" calcext:base-cell-address="'Sigma 1, truncate 0.5'.G16"/>
          </calcext:conditional-format>
          <calcext:conditional-format calcext:target-range-address="'Sigma 1, truncate 0.5'.G36:'Sigma 1, truncate 0.5'.G38">
            <calcext:condition calcext:apply-style-name="Untitled1" calcext:value="formula-is(ABS(['Sigma 1, truncate 0.5'.G36] - ['Sigma 1, truncate 0.5'.$D36]) &gt; 0.2)" calcext:base-cell-address="'Sigma 1, truncate 0.5'.G36"/>
          </calcext:conditional-format>
          <calcext:conditional-format calcext:target-range-address="'Sigma 1, truncate 0.5'.G48:'Sigma 1, truncate 0.5'.G50">
            <calcext:condition calcext:apply-style-name="Untitled1" calcext:value="formula-is(ABS(['Sigma 1, truncate 0.5'.G48] - ['Sigma 1, truncate 0.5'.$D48]) &gt; 0.2)" calcext:base-cell-address="'Sigma 1, truncate 0.5'.G48"/>
          </calcext:conditional-format>
          <calcext:conditional-format calcext:target-range-address="'Sigma 1, truncate 0.5'.F4:'Sigma 1, truncate 0.5'.F6">
            <calcext:condition calcext:apply-style-name="Untitled1" calcext:value="formula-is(ABS(['Sigma 1, truncate 0.5'.F4] - ['Sigma 1, truncate 0.5'.$D4]) &gt; 0.2)" calcext:base-cell-address="'Sigma 1, truncate 0.5'.F4"/>
          </calcext:conditional-format>
          <calcext:conditional-format calcext:target-range-address="'Sigma 1, truncate 0.5'.F8:'Sigma 1, truncate 0.5'.F10">
            <calcext:condition calcext:apply-style-name="Untitled1" calcext:value="formula-is(ABS(['Sigma 1, truncate 0.5'.F8] - ['Sigma 1, truncate 0.5'.$D8]) &gt; 0.2)" calcext:base-cell-address="'Sigma 1, truncate 0.5'.F8"/>
          </calcext:conditional-format>
          <calcext:conditional-format calcext:target-range-address="'Sigma 1, truncate 0.5'.F20:'Sigma 1, truncate 0.5'.F22">
            <calcext:condition calcext:apply-style-name="Untitled1" calcext:value="formula-is(ABS(['Sigma 1, truncate 0.5'.F20] - ['Sigma 1, truncate 0.5'.$D20]) &gt; 0.2)" calcext:base-cell-address="'Sigma 1, truncate 0.5'.F20"/>
          </calcext:conditional-format>
          <calcext:conditional-format calcext:target-range-address="'Sigma 1, truncate 0.5'.F28:'Sigma 1, truncate 0.5'.F30">
            <calcext:condition calcext:apply-style-name="Untitled1" calcext:value="formula-is(ABS(['Sigma 1, truncate 0.5'.F28] - ['Sigma 1, truncate 0.5'.$D28]) &gt; 0.2)" calcext:base-cell-address="'Sigma 1, truncate 0.5'.F28"/>
          </calcext:conditional-format>
          <calcext:conditional-format calcext:target-range-address="'Sigma 1, truncate 0.5'.F44:'Sigma 1, truncate 0.5'.F46">
            <calcext:condition calcext:apply-style-name="Untitled1" calcext:value="formula-is(ABS(['Sigma 1, truncate 0.5'.F44] - ['Sigma 1, truncate 0.5'.$D44]) &gt; 0.2)" calcext:base-cell-address="'Sigma 1, truncate 0.5'.F44"/>
          </calcext:conditional-format>
          <calcext:conditional-format calcext:target-range-address="'Sigma 1, truncate 0.5'.F52:'Sigma 1, truncate 0.5'.F54">
            <calcext:condition calcext:apply-style-name="Untitled1" calcext:value="formula-is(ABS(['Sigma 1, truncate 0.5'.F52] - ['Sigma 1, truncate 0.5'.$D52]) &gt; 0.2)" calcext:base-cell-address="'Sigma 1, truncate 0.5'.F52"/>
          </calcext:conditional-format>
          <calcext:conditional-format calcext:target-range-address="'Sigma 1, truncate 0.5'.F60:'Sigma 1, truncate 0.5'.F62">
            <calcext:condition calcext:apply-style-name="Untitled1" calcext:value="formula-is(ABS(['Sigma 1, truncate 0.5'.F60] - ['Sigma 1, truncate 0.5'.$D60]) &gt; 0.2)" calcext:base-cell-address="'Sigma 1, truncate 0.5'.F60"/>
          </calcext:conditional-format>
          <calcext:conditional-format calcext:target-range-address="'Sigma 1, truncate 0.5'.F24:'Sigma 1, truncate 0.5'.F26">
            <calcext:condition calcext:apply-style-name="Untitled1" calcext:value="formula-is(ABS(['Sigma 1, truncate 0.5'.F24] - ['Sigma 1, truncate 0.5'.$D24]) &gt; 0.2)" calcext:base-cell-address="'Sigma 1, truncate 0.5'.F24"/>
          </calcext:conditional-format>
          <calcext:conditional-format calcext:target-range-address="'Sigma 1, truncate 0.5'.F40:'Sigma 1, truncate 0.5'.F42">
            <calcext:condition calcext:apply-style-name="Untitled1" calcext:value="formula-is(ABS(['Sigma 1, truncate 0.5'.F40] - ['Sigma 1, truncate 0.5'.$D40]) &gt; 0.2)" calcext:base-cell-address="'Sigma 1, truncate 0.5'.F40"/>
          </calcext:conditional-format>
          <calcext:conditional-format calcext:target-range-address="'Sigma 1, truncate 0.5'.F48:'Sigma 1, truncate 0.5'.F50">
            <calcext:condition calcext:apply-style-name="Untitled1" calcext:value="formula-is(ABS(['Sigma 1, truncate 0.5'.F48] - ['Sigma 1, truncate 0.5'.$D48]) &gt; 0.2)" calcext:base-cell-address="'Sigma 1, truncate 0.5'.F48"/>
          </calcext:conditional-format>
          <calcext:conditional-format calcext:target-range-address="'Sigma 1, truncate 0.5'.F56:'Sigma 1, truncate 0.5'.F58">
            <calcext:condition calcext:apply-style-name="Untitled1" calcext:value="formula-is(ABS(['Sigma 1, truncate 0.5'.F56] - ['Sigma 1, truncate 0.5'.$D56]) &gt; 0.2)" calcext:base-cell-address="'Sigma 1, truncate 0.5'.F56"/>
          </calcext:conditional-format>
          <calcext:conditional-format calcext:target-range-address="'Sigma 1, truncate 0.5'.F64:'Sigma 1, truncate 0.5'.F66">
            <calcext:condition calcext:apply-style-name="Untitled1" calcext:value="formula-is(ABS(['Sigma 1, truncate 0.5'.F64] - ['Sigma 1, truncate 0.5'.$D64]) &gt; 0.2)" calcext:base-cell-address="'Sigma 1, truncate 0.5'.F64"/>
          </calcext:conditional-format>
          <calcext:conditional-format calcext:target-range-address="'Sigma 1, truncate 0.5'.F12:'Sigma 1, truncate 0.5'.F14">
            <calcext:condition calcext:apply-style-name="Untitled1" calcext:value="formula-is(ABS(['Sigma 1, truncate 0.5'.F12] - ['Sigma 1, truncate 0.5'.$D12]) &gt; 0.2)" calcext:base-cell-address="'Sigma 1, truncate 0.5'.F12"/>
          </calcext:conditional-format>
          <calcext:conditional-format calcext:target-range-address="'Sigma 1, truncate 0.5'.F32:'Sigma 1, truncate 0.5'.F34">
            <calcext:condition calcext:apply-style-name="Untitled1" calcext:value="formula-is(ABS(['Sigma 1, truncate 0.5'.F32] - ['Sigma 1, truncate 0.5'.$D32]) &gt; 0.2)" calcext:base-cell-address="'Sigma 1, truncate 0.5'.F32"/>
          </calcext:conditional-format>
          <calcext:conditional-format calcext:target-range-address="'Sigma 1, truncate 0.5'.F16:'Sigma 1, truncate 0.5'.F18">
            <calcext:condition calcext:apply-style-name="Untitled1" calcext:value="formula-is(ABS(['Sigma 1, truncate 0.5'.F16] - ['Sigma 1, truncate 0.5'.$D16]) &gt; 0.2)" calcext:base-cell-address="'Sigma 1, truncate 0.5'.F16"/>
          </calcext:conditional-format>
          <calcext:conditional-format calcext:target-range-address="'Sigma 1, truncate 0.5'.F36:'Sigma 1, truncate 0.5'.F38">
            <calcext:condition calcext:apply-style-name="Untitled1" calcext:value="formula-is(ABS(['Sigma 1, truncate 0.5'.F36] - ['Sigma 1, truncate 0.5'.$D36]) &gt; 0.2)" calcext:base-cell-address="'Sigma 1, truncate 0.5'.F36"/>
          </calcext:conditional-format>
          <calcext:conditional-format calcext:target-range-address="'Sigma 1, truncate 0.5'.I4:'Sigma 1, truncate 0.5'.I6">
            <calcext:condition calcext:apply-style-name="Untitled1" calcext:value="formula-is(ABS(['Sigma 1, truncate 0.5'.I4] - ['Sigma 1, truncate 0.5'.$D4]) &gt; 0.2)" calcext:base-cell-address="'Sigma 1, truncate 0.5'.I4"/>
          </calcext:conditional-format>
          <calcext:conditional-format calcext:target-range-address="'Sigma 1, truncate 0.5'.I8:'Sigma 1, truncate 0.5'.I10">
            <calcext:condition calcext:apply-style-name="Untitled1" calcext:value="formula-is(ABS(['Sigma 1, truncate 0.5'.I8] - ['Sigma 1, truncate 0.5'.$D8]) &gt; 0.2)" calcext:base-cell-address="'Sigma 1, truncate 0.5'.I8"/>
          </calcext:conditional-format>
          <calcext:conditional-format calcext:target-range-address="'Sigma 1, truncate 0.5'.I20:'Sigma 1, truncate 0.5'.I22">
            <calcext:condition calcext:apply-style-name="Untitled1" calcext:value="formula-is(ABS(['Sigma 1, truncate 0.5'.I20] - ['Sigma 1, truncate 0.5'.$D20]) &gt; 0.2)" calcext:base-cell-address="'Sigma 1, truncate 0.5'.I20"/>
          </calcext:conditional-format>
          <calcext:conditional-format calcext:target-range-address="'Sigma 1, truncate 0.5'.I28:'Sigma 1, truncate 0.5'.I30">
            <calcext:condition calcext:apply-style-name="Untitled1" calcext:value="formula-is(ABS(['Sigma 1, truncate 0.5'.I28] - ['Sigma 1, truncate 0.5'.$D28]) &gt; 0.2)" calcext:base-cell-address="'Sigma 1, truncate 0.5'.I28"/>
          </calcext:conditional-format>
          <calcext:conditional-format calcext:target-range-address="'Sigma 1, truncate 0.5'.I44:'Sigma 1, truncate 0.5'.I46">
            <calcext:condition calcext:apply-style-name="Untitled1" calcext:value="formula-is(ABS(['Sigma 1, truncate 0.5'.I44] - ['Sigma 1, truncate 0.5'.$D44]) &gt; 0.2)" calcext:base-cell-address="'Sigma 1, truncate 0.5'.I44"/>
          </calcext:conditional-format>
          <calcext:conditional-format calcext:target-range-address="'Sigma 1, truncate 0.5'.I52:'Sigma 1, truncate 0.5'.I54">
            <calcext:condition calcext:apply-style-name="Untitled1" calcext:value="formula-is(ABS(['Sigma 1, truncate 0.5'.I52] - ['Sigma 1, truncate 0.5'.$D52]) &gt; 0.2)" calcext:base-cell-address="'Sigma 1, truncate 0.5'.I52"/>
          </calcext:conditional-format>
          <calcext:conditional-format calcext:target-range-address="'Sigma 1, truncate 0.5'.I60:'Sigma 1, truncate 0.5'.I62">
            <calcext:condition calcext:apply-style-name="Untitled1" calcext:value="formula-is(ABS(['Sigma 1, truncate 0.5'.I60] - ['Sigma 1, truncate 0.5'.$D60]) &gt; 0.2)" calcext:base-cell-address="'Sigma 1, truncate 0.5'.I60"/>
          </calcext:conditional-format>
          <calcext:conditional-format calcext:target-range-address="'Sigma 1, truncate 0.5'.I24:'Sigma 1, truncate 0.5'.I26">
            <calcext:condition calcext:apply-style-name="Untitled1" calcext:value="formula-is(ABS(['Sigma 1, truncate 0.5'.I24] - ['Sigma 1, truncate 0.5'.$D24]) &gt; 0.2)" calcext:base-cell-address="'Sigma 1, truncate 0.5'.I24"/>
          </calcext:conditional-format>
          <calcext:conditional-format calcext:target-range-address="'Sigma 1, truncate 0.5'.I40:'Sigma 1, truncate 0.5'.I42">
            <calcext:condition calcext:apply-style-name="Untitled1" calcext:value="formula-is(ABS(['Sigma 1, truncate 0.5'.I40] - ['Sigma 1, truncate 0.5'.$D40]) &gt; 0.2)" calcext:base-cell-address="'Sigma 1, truncate 0.5'.I40"/>
          </calcext:conditional-format>
          <calcext:conditional-format calcext:target-range-address="'Sigma 1, truncate 0.5'.I56:'Sigma 1, truncate 0.5'.I58">
            <calcext:condition calcext:apply-style-name="Untitled1" calcext:value="formula-is(ABS(['Sigma 1, truncate 0.5'.I56] - ['Sigma 1, truncate 0.5'.$D56]) &gt; 0.2)" calcext:base-cell-address="'Sigma 1, truncate 0.5'.I56"/>
          </calcext:conditional-format>
          <calcext:conditional-format calcext:target-range-address="'Sigma 1, truncate 0.5'.H65:'Sigma 1, truncate 0.5'.I66 'Sigma 1, truncate 0.5'.I64:'Sigma 1, truncate 0.5'.I64">
            <calcext:condition calcext:apply-style-name="Untitled1" calcext:value="formula-is(ABS(['Sigma 1, truncate 0.5'.H64] - ['Sigma 1, truncate 0.5'.$D64]) &gt; 0.2)" calcext:base-cell-address="'Sigma 1, truncate 0.5'.H64"/>
          </calcext:conditional-format>
          <calcext:conditional-format calcext:target-range-address="'Sigma 1, truncate 0.5'.H4:'Sigma 1, truncate 0.5'.H6">
            <calcext:condition calcext:apply-style-name="Untitled1" calcext:value="formula-is(ABS(['Sigma 1, truncate 0.5'.H4] - ['Sigma 1, truncate 0.5'.$D4]) &gt; 0.2)" calcext:base-cell-address="'Sigma 1, truncate 0.5'.H4"/>
          </calcext:conditional-format>
          <calcext:conditional-format calcext:target-range-address="'Sigma 1, truncate 0.5'.H8:'Sigma 1, truncate 0.5'.H10">
            <calcext:condition calcext:apply-style-name="Untitled1" calcext:value="formula-is(ABS(['Sigma 1, truncate 0.5'.H8] - ['Sigma 1, truncate 0.5'.$D8]) &gt; 0.2)" calcext:base-cell-address="'Sigma 1, truncate 0.5'.H8"/>
          </calcext:conditional-format>
          <calcext:conditional-format calcext:target-range-address="'Sigma 1, truncate 0.5'.H20:'Sigma 1, truncate 0.5'.H22">
            <calcext:condition calcext:apply-style-name="Untitled1" calcext:value="formula-is(ABS(['Sigma 1, truncate 0.5'.H20] - ['Sigma 1, truncate 0.5'.$D20]) &gt; 0.2)" calcext:base-cell-address="'Sigma 1, truncate 0.5'.H20"/>
          </calcext:conditional-format>
          <calcext:conditional-format calcext:target-range-address="'Sigma 1, truncate 0.5'.H28:'Sigma 1, truncate 0.5'.H30">
            <calcext:condition calcext:apply-style-name="Untitled1" calcext:value="formula-is(ABS(['Sigma 1, truncate 0.5'.H28] - ['Sigma 1, truncate 0.5'.$D28]) &gt; 0.2)" calcext:base-cell-address="'Sigma 1, truncate 0.5'.H28"/>
          </calcext:conditional-format>
          <calcext:conditional-format calcext:target-range-address="'Sigma 1, truncate 0.5'.H44:'Sigma 1, truncate 0.5'.H46">
            <calcext:condition calcext:apply-style-name="Untitled1" calcext:value="formula-is(ABS(['Sigma 1, truncate 0.5'.H44] - ['Sigma 1, truncate 0.5'.$D44]) &gt; 0.2)" calcext:base-cell-address="'Sigma 1, truncate 0.5'.H44"/>
          </calcext:conditional-format>
          <calcext:conditional-format calcext:target-range-address="'Sigma 1, truncate 0.5'.H52:'Sigma 1, truncate 0.5'.H54">
            <calcext:condition calcext:apply-style-name="Untitled1" calcext:value="formula-is(ABS(['Sigma 1, truncate 0.5'.H52] - ['Sigma 1, truncate 0.5'.$D52]) &gt; 0.2)" calcext:base-cell-address="'Sigma 1, truncate 0.5'.H52"/>
          </calcext:conditional-format>
          <calcext:conditional-format calcext:target-range-address="'Sigma 1, truncate 0.5'.H60:'Sigma 1, truncate 0.5'.H62">
            <calcext:condition calcext:apply-style-name="Untitled1" calcext:value="formula-is(ABS(['Sigma 1, truncate 0.5'.H60] - ['Sigma 1, truncate 0.5'.$D60]) &gt; 0.2)" calcext:base-cell-address="'Sigma 1, truncate 0.5'.H60"/>
          </calcext:conditional-format>
          <calcext:conditional-format calcext:target-range-address="'Sigma 1, truncate 0.5'.H24:'Sigma 1, truncate 0.5'.H26">
            <calcext:condition calcext:apply-style-name="Untitled1" calcext:value="formula-is(ABS(['Sigma 1, truncate 0.5'.H24] - ['Sigma 1, truncate 0.5'.$D24]) &gt; 0.2)" calcext:base-cell-address="'Sigma 1, truncate 0.5'.H24"/>
          </calcext:conditional-format>
          <calcext:conditional-format calcext:target-range-address="'Sigma 1, truncate 0.5'.H40:'Sigma 1, truncate 0.5'.H42">
            <calcext:condition calcext:apply-style-name="Untitled1" calcext:value="formula-is(ABS(['Sigma 1, truncate 0.5'.H40] - ['Sigma 1, truncate 0.5'.$D40]) &gt; 0.2)" calcext:base-cell-address="'Sigma 1, truncate 0.5'.H40"/>
          </calcext:conditional-format>
          <calcext:conditional-format calcext:target-range-address="'Sigma 1, truncate 0.5'.H56:'Sigma 1, truncate 0.5'.H58">
            <calcext:condition calcext:apply-style-name="Untitled1" calcext:value="formula-is(ABS(['Sigma 1, truncate 0.5'.H56] - ['Sigma 1, truncate 0.5'.$D56]) &gt; 0.2)" calcext:base-cell-address="'Sigma 1, truncate 0.5'.H56"/>
          </calcext:conditional-format>
          <calcext:conditional-format calcext:target-range-address="'Sigma 1, truncate 0.5'.H64:'Sigma 1, truncate 0.5'.H64">
            <calcext:condition calcext:apply-style-name="Untitled1" calcext:value="formula-is(ABS(['Sigma 1, truncate 0.5'.H64] - ['Sigma 1, truncate 0.5'.$D64]) &gt; 0.2)" calcext:base-cell-address="'Sigma 1, truncate 0.5'.H64"/>
          </calcext:conditional-format>
          <calcext:conditional-format calcext:target-range-address="'Sigma 1, truncate 0.5'.I32:'Sigma 1, truncate 0.5'.I34">
            <calcext:condition calcext:apply-style-name="Untitled1" calcext:value="formula-is(ABS(['Sigma 1, truncate 0.5'.I32] - ['Sigma 1, truncate 0.5'.$D32]) &gt; 0.2)" calcext:base-cell-address="'Sigma 1, truncate 0.5'.I32"/>
          </calcext:conditional-format>
          <calcext:conditional-format calcext:target-range-address="'Sigma 1, truncate 0.5'.H32:'Sigma 1, truncate 0.5'.H34">
            <calcext:condition calcext:apply-style-name="Untitled1" calcext:value="formula-is(ABS(['Sigma 1, truncate 0.5'.H32] - ['Sigma 1, truncate 0.5'.$D32]) &gt; 0.2)" calcext:base-cell-address="'Sigma 1, truncate 0.5'.H32"/>
          </calcext:conditional-format>
          <calcext:conditional-format calcext:target-range-address="'Sigma 1, truncate 0.5'.I12:'Sigma 1, truncate 0.5'.I14">
            <calcext:condition calcext:apply-style-name="Untitled1" calcext:value="formula-is(ABS(['Sigma 1, truncate 0.5'.I12] - ['Sigma 1, truncate 0.5'.$D12]) &gt; 0.2)" calcext:base-cell-address="'Sigma 1, truncate 0.5'.I12"/>
          </calcext:conditional-format>
          <calcext:conditional-format calcext:target-range-address="'Sigma 1, truncate 0.5'.H12:'Sigma 1, truncate 0.5'.H14">
            <calcext:condition calcext:apply-style-name="Untitled1" calcext:value="formula-is(ABS(['Sigma 1, truncate 0.5'.H12] - ['Sigma 1, truncate 0.5'.$D12]) &gt; 0.2)" calcext:base-cell-address="'Sigma 1, truncate 0.5'.H12"/>
          </calcext:conditional-format>
          <calcext:conditional-format calcext:target-range-address="'Sigma 1, truncate 0.5'.I16:'Sigma 1, truncate 0.5'.I18">
            <calcext:condition calcext:apply-style-name="Untitled1" calcext:value="formula-is(ABS(['Sigma 1, truncate 0.5'.I16] - ['Sigma 1, truncate 0.5'.$D16]) &gt; 0.2)" calcext:base-cell-address="'Sigma 1, truncate 0.5'.I16"/>
          </calcext:conditional-format>
          <calcext:conditional-format calcext:target-range-address="'Sigma 1, truncate 0.5'.H16:'Sigma 1, truncate 0.5'.H18">
            <calcext:condition calcext:apply-style-name="Untitled1" calcext:value="formula-is(ABS(['Sigma 1, truncate 0.5'.H16] - ['Sigma 1, truncate 0.5'.$D16]) &gt; 0.2)" calcext:base-cell-address="'Sigma 1, truncate 0.5'.H16"/>
          </calcext:conditional-format>
          <calcext:conditional-format calcext:target-range-address="'Sigma 1, truncate 0.5'.I36:'Sigma 1, truncate 0.5'.I38">
            <calcext:condition calcext:apply-style-name="Untitled1" calcext:value="formula-is(ABS(['Sigma 1, truncate 0.5'.I36] - ['Sigma 1, truncate 0.5'.$D36]) &gt; 0.2)" calcext:base-cell-address="'Sigma 1, truncate 0.5'.I36"/>
          </calcext:conditional-format>
          <calcext:conditional-format calcext:target-range-address="'Sigma 1, truncate 0.5'.H36:'Sigma 1, truncate 0.5'.H38">
            <calcext:condition calcext:apply-style-name="Untitled1" calcext:value="formula-is(ABS(['Sigma 1, truncate 0.5'.H36] - ['Sigma 1, truncate 0.5'.$D36]) &gt; 0.2)" calcext:base-cell-address="'Sigma 1, truncate 0.5'.H36"/>
          </calcext:conditional-format>
          <calcext:conditional-format calcext:target-range-address="'Sigma 1, truncate 0.5'.I48:'Sigma 1, truncate 0.5'.I50">
            <calcext:condition calcext:apply-style-name="Untitled1" calcext:value="formula-is(ABS(['Sigma 1, truncate 0.5'.I48] - ['Sigma 1, truncate 0.5'.$D48]) &gt; 0.2)" calcext:base-cell-address="'Sigma 1, truncate 0.5'.I48"/>
          </calcext:conditional-format>
          <calcext:conditional-format calcext:target-range-address="'Sigma 1, truncate 0.5'.H48:'Sigma 1, truncate 0.5'.H50">
            <calcext:condition calcext:apply-style-name="Untitled1" calcext:value="formula-is(ABS(['Sigma 1, truncate 0.5'.H48] - ['Sigma 1, truncate 0.5'.$D48]) &gt; 0.2)" calcext:base-cell-address="'Sigma 1, truncate 0.5'.H48"/>
          </calcext:conditional-format>
          <calcext:conditional-format calcext:target-range-address="'Sigma 1, truncate 0.5'.E20:'Sigma 1, truncate 0.5'.E22">
            <calcext:condition calcext:apply-style-name="Untitled1" calcext:value="formula-is(ABS(['Sigma 1, truncate 0.5'.E20] - ['Sigma 1, truncate 0.5'.$D20]) &gt; 0.2)" calcext:base-cell-address="'Sigma 1, truncate 0.5'.E20"/>
          </calcext:conditional-format>
          <calcext:conditional-format calcext:target-range-address="'Sigma 1, truncate 0.5'.E28:'Sigma 1, truncate 0.5'.E30">
            <calcext:condition calcext:apply-style-name="Untitled1" calcext:value="formula-is(ABS(['Sigma 1, truncate 0.5'.E28] - ['Sigma 1, truncate 0.5'.$D28]) &gt; 0.2)" calcext:base-cell-address="'Sigma 1, truncate 0.5'.E28"/>
          </calcext:conditional-format>
          <calcext:conditional-format calcext:target-range-address="'Sigma 1, truncate 0.5'.E44:'Sigma 1, truncate 0.5'.E46">
            <calcext:condition calcext:apply-style-name="Untitled1" calcext:value="formula-is(ABS(['Sigma 1, truncate 0.5'.E44] - ['Sigma 1, truncate 0.5'.$D44]) &gt; 0.2)" calcext:base-cell-address="'Sigma 1, truncate 0.5'.E44"/>
          </calcext:conditional-format>
          <calcext:conditional-format calcext:target-range-address="'Sigma 1, truncate 0.5'.E52:'Sigma 1, truncate 0.5'.E54">
            <calcext:condition calcext:apply-style-name="Untitled1" calcext:value="formula-is(ABS(['Sigma 1, truncate 0.5'.E52] - ['Sigma 1, truncate 0.5'.$D52]) &gt; 0.2)" calcext:base-cell-address="'Sigma 1, truncate 0.5'.E52"/>
          </calcext:conditional-format>
          <calcext:conditional-format calcext:target-range-address="'Sigma 1, truncate 0.5'.E60:'Sigma 1, truncate 0.5'.E62">
            <calcext:condition calcext:apply-style-name="Untitled1" calcext:value="formula-is(ABS(['Sigma 1, truncate 0.5'.E60] - ['Sigma 1, truncate 0.5'.$D60]) &gt; 0.2)" calcext:base-cell-address="'Sigma 1, truncate 0.5'.E60"/>
          </calcext:conditional-format>
          <calcext:conditional-format calcext:target-range-address="'Sigma 1, truncate 0.5'.E24:'Sigma 1, truncate 0.5'.E26">
            <calcext:condition calcext:apply-style-name="Untitled1" calcext:value="formula-is(ABS(['Sigma 1, truncate 0.5'.E24] - ['Sigma 1, truncate 0.5'.$D24]) &gt; 0.2)" calcext:base-cell-address="'Sigma 1, truncate 0.5'.E24"/>
          </calcext:conditional-format>
          <calcext:conditional-format calcext:target-range-address="'Sigma 1, truncate 0.5'.E40:'Sigma 1, truncate 0.5'.E42">
            <calcext:condition calcext:apply-style-name="Untitled1" calcext:value="formula-is(ABS(['Sigma 1, truncate 0.5'.E40] - ['Sigma 1, truncate 0.5'.$D40]) &gt; 0.2)" calcext:base-cell-address="'Sigma 1, truncate 0.5'.E40"/>
          </calcext:conditional-format>
          <calcext:conditional-format calcext:target-range-address="'Sigma 1, truncate 0.5'.E48:'Sigma 1, truncate 0.5'.E50">
            <calcext:condition calcext:apply-style-name="Untitled1" calcext:value="formula-is(ABS(['Sigma 1, truncate 0.5'.E48] - ['Sigma 1, truncate 0.5'.$D48]) &gt; 0.2)" calcext:base-cell-address="'Sigma 1, truncate 0.5'.E48"/>
          </calcext:conditional-format>
          <calcext:conditional-format calcext:target-range-address="'Sigma 1, truncate 0.5'.E56:'Sigma 1, truncate 0.5'.E58">
            <calcext:condition calcext:apply-style-name="Untitled1" calcext:value="formula-is(ABS(['Sigma 1, truncate 0.5'.E56] - ['Sigma 1, truncate 0.5'.$D56]) &gt; 0.2)" calcext:base-cell-address="'Sigma 1, truncate 0.5'.E56"/>
          </calcext:conditional-format>
          <calcext:conditional-format calcext:target-range-address="'Sigma 1, truncate 0.5'.E64:'Sigma 1, truncate 0.5'.E66">
            <calcext:condition calcext:apply-style-name="Untitled1" calcext:value="formula-is(ABS(['Sigma 1, truncate 0.5'.E64] - ['Sigma 1, truncate 0.5'.$D64]) &gt; 0.2)" calcext:base-cell-address="'Sigma 1, truncate 0.5'.E64"/>
          </calcext:conditional-format>
          <calcext:conditional-format calcext:target-range-address="'Sigma 1, truncate 0.5'.E12:'Sigma 1, truncate 0.5'.E14">
            <calcext:condition calcext:apply-style-name="Untitled1" calcext:value="formula-is(ABS(['Sigma 1, truncate 0.5'.E12] - ['Sigma 1, truncate 0.5'.$D12]) &gt; 0.2)" calcext:base-cell-address="'Sigma 1, truncate 0.5'.E12"/>
          </calcext:conditional-format>
          <calcext:conditional-format calcext:target-range-address="'Sigma 1, truncate 0.5'.E32:'Sigma 1, truncate 0.5'.E34">
            <calcext:condition calcext:apply-style-name="Untitled1" calcext:value="formula-is(ABS(['Sigma 1, truncate 0.5'.E32] - ['Sigma 1, truncate 0.5'.$D32]) &gt; 0.2)" calcext:base-cell-address="'Sigma 1, truncate 0.5'.E32"/>
          </calcext:conditional-format>
          <calcext:conditional-format calcext:target-range-address="'Sigma 1, truncate 0.5'.E16:'Sigma 1, truncate 0.5'.E18">
            <calcext:condition calcext:apply-style-name="Untitled1" calcext:value="formula-is(ABS(['Sigma 1, truncate 0.5'.E16] - ['Sigma 1, truncate 0.5'.$D16]) &gt; 0.2)" calcext:base-cell-address="'Sigma 1, truncate 0.5'.E16"/>
          </calcext:conditional-format>
          <calcext:conditional-format calcext:target-range-address="'Sigma 1, truncate 0.5'.E36:'Sigma 1, truncate 0.5'.E38">
            <calcext:condition calcext:apply-style-name="Untitled1" calcext:value="formula-is(ABS(['Sigma 1, truncate 0.5'.E36] - ['Sigma 1, truncate 0.5'.$D36]) &gt; 0.2)" calcext:base-cell-address="'Sigma 1, truncate 0.5'.E36"/>
          </calcext:conditional-format>
          <calcext:conditional-format calcext:target-range-address="'Sigma 1, truncate 0.5'.E8:'Sigma 1, truncate 0.5'.E10">
            <calcext:condition calcext:apply-style-name="Untitled1" calcext:value="formula-is(ABS(['Sigma 1, truncate 0.5'.E8] - ['Sigma 1, truncate 0.5'.$D8]) &gt; 0.2)" calcext:base-cell-address="'Sigma 1, truncate 0.5'.E8"/>
          </calcext:conditional-format>
          <calcext:conditional-format calcext:target-range-address="'Sigma 1, truncate 0.5'.E4:'Sigma 1, truncate 0.5'.E6">
            <calcext:condition calcext:apply-style-name="Untitled1" calcext:value="formula-is(ABS(['Sigma 1, truncate 0.5'.E4] - ['Sigma 1, truncate 0.5'.$D4]) &gt; 0.2)" calcext:base-cell-address="'Sigma 1, truncate 0.5'.E4"/>
          </calcext:conditional-format>
        </calcext:conditional-formats>
      </table:table>
      <table:table table:name="Sigma 1-5, truncate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77"/>
        <table:table-column table:style-name="co4" table:default-cell-style-name="ce25"/>
        <table:table-column table:style-name="co4" table:default-cell-style-name="ce1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0.05</text:p>
          </table:table-cell>
          <table:table-cell table:style-name="ce73" office:value-type="string" calcext:value-type="string" table:number-columns-spanned="1" table:number-rows-spanned="2">
            <text:p>Gauss-Sigma 1</text:p>
          </table:table-cell>
          <table:table-cell table:style-name="ce21" office:value-type="string" calcext:value-type="string" table:number-columns-spanned="1" table:number-rows-spanned="2">
            <text:p>Gauss-Sigma 2</text:p>
          </table:table-cell>
          <table:table-cell table:style-name="ce126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74"/>
          <table:covered-table-cell table:style-name="ce22"/>
          <table:covered-table-cell table:style-name="ce12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154" office:value-type="float" office:value="0.15" calcext:value-type="float">
            <text:p>0.15</text:p>
          </table:table-cell>
          <table:table-cell table:style-name="ce178" office:value-type="float" office:value="0.05" calcext:value-type="float">
            <text:p>0.05</text:p>
          </table:table-cell>
          <table:table-cell table:style-name="ce202" office:value-type="float" office:value="0.05" calcext:value-type="float">
            <text:p>0.05</text:p>
          </table:table-cell>
          <table:table-cell table:style-name="ce22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155" office:value-type="float" office:value="0.05" calcext:value-type="float">
            <text:p>0.05</text:p>
          </table:table-cell>
          <table:table-cell table:style-name="ce179" office:value-type="float" office:value="0.1" calcext:value-type="float">
            <text:p>0.10</text:p>
          </table:table-cell>
          <table:table-cell table:style-name="ce203" office:value-type="float" office:value="0.1" calcext:value-type="float">
            <text:p>0.10</text:p>
          </table:table-cell>
          <table:table-cell table:style-name="ce22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155" office:value-type="float" office:value="0" calcext:value-type="float">
            <text:p>0.00</text:p>
          </table:table-cell>
          <table:table-cell table:style-name="ce179" office:value-type="float" office:value="-0.05" calcext:value-type="float">
            <text:p>-0.05</text:p>
          </table:table-cell>
          <table:table-cell table:style-name="ce203" office:value-type="float" office:value="-0.05" calcext:value-type="float">
            <text:p>-0.05</text:p>
          </table:table-cell>
          <table:table-cell table:style-name="ce228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table:number-columns-repeated="2" office:value-type="float" office:value="1.00588704" calcext:value-type="float">
            <text:p>1.01</text:p>
          </table:table-cell>
          <table:table-cell office:value-type="float" office:value="1.03285753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0" office:value-type="float" office:value="-0.1" calcext:value-type="float">
            <text:p>-0.10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0" office:value-type="float" office:value="-0.15" calcext:value-type="float">
            <text:p>-0.15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156" office:value-type="float" office:value="0" calcext:value-type="float">
            <text:p>0.00</text:p>
          </table:table-cell>
          <table:table-cell table:style-name="ce180" office:value-type="float" office:value="-0.05" calcext:value-type="float">
            <text:p>-0.05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00924075" calcext:value-type="float">
            <text:p>0.01</text:p>
          </table:table-cell>
          <table:table-cell table:style-name="ce79" office:value-type="float" office:value="0.99574496" calcext:value-type="float">
            <text:p>1.00</text:p>
          </table:table-cell>
          <table:table-cell table:style-name="ce27" office:value-type="float" office:value="1.02799084" calcext:value-type="float">
            <text:p>1.03</text:p>
          </table:table-cell>
          <table:table-cell table:style-name="ce132" office:value-type="float" office:value="1.04357004" calcext:value-type="float">
            <text:p>1.0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7" office:value-type="float" office:value="0" calcext:value-type="float">
            <text:p>0.00</text:p>
          </table:table-cell>
          <table:table-cell table:style-name="ce181" office:value-type="float" office:value="-0.05" calcext:value-type="float">
            <text:p>-0.05</text:p>
          </table:table-cell>
          <table:table-cell table:style-name="ce205" office:value-type="float" office:value="-0.1" calcext:value-type="float">
            <text:p>-0.10</text:p>
          </table:table-cell>
          <table:table-cell table:style-name="ce23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58" office:value-type="float" office:value="-0.25" calcext:value-type="float">
            <text:p>-0.25</text:p>
          </table:table-cell>
          <table:table-cell table:style-name="ce182" office:value-type="float" office:value="-0.3" calcext:value-type="float">
            <text:p>-0.30</text:p>
          </table:table-cell>
          <table:table-cell table:style-name="ce206" office:value-type="float" office:value="-0.25" calcext:value-type="float">
            <text:p>-0.25</text:p>
          </table:table-cell>
          <table:table-cell table:style-name="ce231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58" office:value-type="float" office:value="0" calcext:value-type="float">
            <text:p>0.00</text:p>
          </table:table-cell>
          <table:table-cell table:style-name="ce182" office:value-type="float" office:value="-0.05" calcext:value-type="float">
            <text:p>-0.05</text:p>
          </table:table-cell>
          <table:table-cell table:style-name="ce206" office:value-type="float" office:value="-0.05" calcext:value-type="float">
            <text:p>-0.05</text:p>
          </table:table-cell>
          <table:table-cell table:style-name="ce23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3975127" calcext:value-type="float">
            <text:p>1.04</text:p>
          </table:table-cell>
          <table:table-cell office:value-type="float" office:value="1.03479982" calcext:value-type="float">
            <text:p>1.03</text:p>
          </table:table-cell>
          <table:table-cell office:value-type="float" office:value="1.0309309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159" office:value-type="float" office:value="-0.35" calcext:value-type="float">
            <text:p>-0.35</text:p>
          </table:table-cell>
          <table:table-cell table:style-name="ce183" office:value-type="float" office:value="-0.1" calcext:value-type="float">
            <text:p>-0.10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159" office:value-type="float" office:value="0.35" calcext:value-type="float">
            <text:p>0.35</text:p>
          </table:table-cell>
          <table:table-cell table:style-name="ce183" office:value-type="float" office:value="0" calcext:value-type="float">
            <text:p>0.00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159" office:value-type="float" office:value="0" calcext:value-type="float">
            <text:p>0.00</text:p>
          </table:table-cell>
          <table:table-cell table:style-name="ce183" office:value-type="float" office:value="-0.05" calcext:value-type="float">
            <text:p>-0.05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00169443" calcext:value-type="float">
            <text:p>0.00</text:p>
          </table:table-cell>
          <table:table-cell table:style-name="ce79" office:value-type="float" office:value="1.00772024" calcext:value-type="float">
            <text:p>1.01</text:p>
          </table:table-cell>
          <table:table-cell table:style-name="ce27" office:value-type="float" office:value="1.00665296" calcext:value-type="float">
            <text:p>1.01</text:p>
          </table:table-cell>
          <table:table-cell table:style-name="ce132" office:value-type="float" office:value="1.00881106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160" office:value-type="float" office:value="-0.1" calcext:value-type="float">
            <text:p>-0.10</text:p>
          </table:table-cell>
          <table:table-cell table:style-name="ce184" office:value-type="float" office:value="-0.05" calcext:value-type="float">
            <text:p>-0.05</text:p>
          </table:table-cell>
          <table:table-cell table:style-name="ce208" office:value-type="float" office:value="0" calcext:value-type="float">
            <text:p>0.00</text:p>
          </table:table-cell>
          <table:table-cell table:style-name="ce23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161" office:value-type="float" office:value="0.25" calcext:value-type="float">
            <text:p>0.25</text:p>
          </table:table-cell>
          <table:table-cell table:style-name="ce185" office:value-type="float" office:value="0.15" calcext:value-type="float">
            <text:p>0.15</text:p>
          </table:table-cell>
          <table:table-cell table:style-name="ce209" office:value-type="float" office:value="0.15" calcext:value-type="float">
            <text:p>0.15</text:p>
          </table:table-cell>
          <table:table-cell table:style-name="ce23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1" office:value-type="float" office:value="0" calcext:value-type="float">
            <text:p>0.00</text:p>
          </table:table-cell>
          <table:table-cell table:style-name="ce185" office:value-type="float" office:value="-0.05" calcext:value-type="float">
            <text:p>-0.05</text:p>
          </table:table-cell>
          <table:table-cell table:style-name="ce209" office:value-type="float" office:value="-0.05" calcext:value-type="float">
            <text:p>-0.05</text:p>
          </table:table-cell>
          <table:table-cell table:style-name="ce23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1.00589028" calcext:value-type="float">
            <text:p>1.01</text:p>
          </table:table-cell>
          <table:table-cell office:value-type="float" office:value="1.00384546" calcext:value-type="float">
            <text:p>1.00</text:p>
          </table:table-cell>
          <table:table-cell office:value-type="float" office:value="1.0024617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162" office:value-type="float" office:value="-0.05" calcext:value-type="float">
            <text:p>-0.05</text:p>
          </table:table-cell>
          <table:table-cell table:style-name="ce186" office:value-type="float" office:value="-0.1" calcext:value-type="float">
            <text:p>-0.10</text:p>
          </table:table-cell>
          <table:table-cell table:style-name="ce210" office:value-type="float" office:value="-0.1" calcext:value-type="float">
            <text:p>-0.10</text:p>
          </table:table-cell>
          <table:table-cell table:style-name="ce23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162" office:value-type="float" office:value="-0.15" calcext:value-type="float">
            <text:p>-0.15</text:p>
          </table:table-cell>
          <table:table-cell table:style-name="ce186" office:value-type="float" office:value="-0.15" calcext:value-type="float">
            <text:p>-0.15</text:p>
          </table:table-cell>
          <table:table-cell table:style-name="ce210" office:value-type="float" office:value="-0.15" calcext:value-type="float">
            <text:p>-0.15</text:p>
          </table:table-cell>
          <table:table-cell table:style-name="ce235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162" office:value-type="float" office:value="-0.15" calcext:value-type="float">
            <text:p>-0.15</text:p>
          </table:table-cell>
          <table:table-cell table:style-name="ce186" office:value-type="float" office:value="-0.2" calcext:value-type="float">
            <text:p>-0.20</text:p>
          </table:table-cell>
          <table:table-cell table:style-name="ce210" office:value-type="float" office:value="-0.2" calcext:value-type="float">
            <text:p>-0.20</text:p>
          </table:table-cell>
          <table:table-cell table:style-name="ce235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020953" calcext:value-type="float">
            <text:p>0.02</text:p>
          </table:table-cell>
          <table:table-cell table:style-name="ce79" office:value-type="float" office:value="0.66452149" calcext:value-type="float">
            <text:p>0.66</text:p>
          </table:table-cell>
          <table:table-cell table:style-name="ce27" office:value-type="float" office:value="0.66452149" calcext:value-type="float">
            <text:p>0.66</text:p>
          </table:table-cell>
          <table:table-cell table:style-name="ce132" office:value-type="float" office:value="0.6636301" calcext:value-type="float">
            <text:p>0.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163" office:value-type="float" office:value="-0.15" calcext:value-type="float">
            <text:p>-0.15</text:p>
          </table:table-cell>
          <table:table-cell table:style-name="ce187" office:value-type="float" office:value="-0.15" calcext:value-type="float">
            <text:p>-0.15</text:p>
          </table:table-cell>
          <table:table-cell table:style-name="ce211" office:value-type="float" office:value="-0.15" calcext:value-type="float">
            <text:p>-0.15</text:p>
          </table:table-cell>
          <table:table-cell table:style-name="ce23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164" office:value-type="float" office:value="-0.25" calcext:value-type="float">
            <text:p>-0.25</text:p>
          </table:table-cell>
          <table:table-cell table:style-name="ce188" office:value-type="float" office:value="-0.2" calcext:value-type="float">
            <text:p>-0.20</text:p>
          </table:table-cell>
          <table:table-cell table:style-name="ce212" office:value-type="float" office:value="-0.2" calcext:value-type="float">
            <text:p>-0.20</text:p>
          </table:table-cell>
          <table:table-cell table:style-name="ce237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164" office:value-type="float" office:value="0.05" calcext:value-type="float">
            <text:p>0.05</text:p>
          </table:table-cell>
          <table:table-cell table:style-name="ce188" office:value-type="float" office:value="0" calcext:value-type="float">
            <text:p>0.00</text:p>
          </table:table-cell>
          <table:table-cell table:style-name="ce212" office:value-type="float" office:value="0" calcext:value-type="float">
            <text:p>0.00</text:p>
          </table:table-cell>
          <table:table-cell table:style-name="ce23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table:number-columns-repeated="2" office:value-type="float" office:value="1.05142202" calcext:value-type="float">
            <text:p>1.05</text:p>
          </table:table-cell>
          <table:table-cell office:value-type="float" office:value="1.02489316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65" office:value-type="float" office:value="0.15" calcext:value-type="float">
            <text:p>0.15</text:p>
          </table:table-cell>
          <table:table-cell table:style-name="ce189" office:value-type="float" office:value="0.05" calcext:value-type="float">
            <text:p>0.05</text:p>
          </table:table-cell>
          <table:table-cell table:style-name="ce213" office:value-type="float" office:value="0.1" calcext:value-type="float">
            <text:p>0.10</text:p>
          </table:table-cell>
          <table:table-cell table:style-name="ce23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65" office:value-type="float" office:value="-0.1" calcext:value-type="float">
            <text:p>-0.10</text:p>
          </table:table-cell>
          <table:table-cell table:style-name="ce189" office:value-type="float" office:value="-0.2" calcext:value-type="float">
            <text:p>-0.20</text:p>
          </table:table-cell>
          <table:table-cell table:style-name="ce213" office:value-type="float" office:value="-0.2" calcext:value-type="float">
            <text:p>-0.20</text:p>
          </table:table-cell>
          <table:table-cell table:style-name="ce238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65" office:value-type="float" office:value="0" calcext:value-type="float">
            <text:p>0.00</text:p>
          </table:table-cell>
          <table:table-cell table:style-name="ce189" office:value-type="float" office:value="-0.05" calcext:value-type="float">
            <text:p>-0.05</text:p>
          </table:table-cell>
          <table:table-cell table:style-name="ce213" office:value-type="float" office:value="0" calcext:value-type="float">
            <text:p>0.00</text:p>
          </table:table-cell>
          <table:table-cell table:style-name="ce23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.00125759" calcext:value-type="float">
            <text:p>0.00</text:p>
          </table:table-cell>
          <table:table-cell table:style-name="ce79" office:value-type="float" office:value="1.07776602" calcext:value-type="float">
            <text:p>1.08</text:p>
          </table:table-cell>
          <table:table-cell table:style-name="ce27" office:value-type="float" office:value="1.0157673" calcext:value-type="float">
            <text:p>1.02</text:p>
          </table:table-cell>
          <table:table-cell table:style-name="ce132" office:value-type="float" office:value="0.97286868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90" office:value-type="float" office:value="0.05" calcext:value-type="float">
            <text:p>0.05</text:p>
          </table:table-cell>
          <table:table-cell table:style-name="ce214" office:value-type="float" office:value="-0.05" calcext:value-type="float">
            <text:p>-0.05</text:p>
          </table:table-cell>
          <table:table-cell table:style-name="ce23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167" office:value-type="float" office:value="0.1" calcext:value-type="float">
            <text:p>0.10</text:p>
          </table:table-cell>
          <table:table-cell table:style-name="ce191" office:value-type="float" office:value="-0.1" calcext:value-type="float">
            <text:p>-0.10</text:p>
          </table:table-cell>
          <table:table-cell table:style-name="ce215" office:value-type="float" office:value="-0.1" calcext:value-type="float">
            <text:p>-0.10</text:p>
          </table:table-cell>
          <table:table-cell table:style-name="ce24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167" office:value-type="float" office:value="0.05" calcext:value-type="float">
            <text:p>0.05</text:p>
          </table:table-cell>
          <table:table-cell table:style-name="ce191" office:value-type="float" office:value="0" calcext:value-type="float">
            <text:p>0.00</text:p>
          </table:table-cell>
          <table:table-cell table:style-name="ce215" office:value-type="float" office:value="0" calcext:value-type="float">
            <text:p>0.00</text:p>
          </table:table-cell>
          <table:table-cell table:style-name="ce24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1.00584591" calcext:value-type="float">
            <text:p>1.01</text:p>
          </table:table-cell>
          <table:table-cell office:value-type="float" office:value="1.00487985" calcext:value-type="float">
            <text:p>1.00</text:p>
          </table:table-cell>
          <table:table-cell office:value-type="float" office:value="1.00702299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168" office:value-type="float" office:value="-0.3" calcext:value-type="float">
            <text:p>-0.30</text:p>
          </table:table-cell>
          <table:table-cell table:style-name="ce192" office:value-type="float" office:value="-0.25" calcext:value-type="float">
            <text:p>-0.25</text:p>
          </table:table-cell>
          <table:table-cell table:style-name="ce216" office:value-type="float" office:value="-0.4" calcext:value-type="float">
            <text:p>-0.40</text:p>
          </table:table-cell>
          <table:table-cell table:style-name="ce241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168" office:value-type="float" office:value="0.15" calcext:value-type="float">
            <text:p>0.15</text:p>
          </table:table-cell>
          <table:table-cell table:style-name="ce192" office:value-type="float" office:value="0.1" calcext:value-type="float">
            <text:p>0.10</text:p>
          </table:table-cell>
          <table:table-cell table:style-name="ce216" office:value-type="float" office:value="0.05" calcext:value-type="float">
            <text:p>0.05</text:p>
          </table:table-cell>
          <table:table-cell table:style-name="ce24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168" office:value-type="float" office:value="0" calcext:value-type="float">
            <text:p>0.00</text:p>
          </table:table-cell>
          <table:table-cell table:style-name="ce192" office:value-type="float" office:value="-0.05" calcext:value-type="float">
            <text:p>-0.05</text:p>
          </table:table-cell>
          <table:table-cell table:style-name="ce216" office:value-type="float" office:value="-0.1" calcext:value-type="float">
            <text:p>-0.10</text:p>
          </table:table-cell>
          <table:table-cell table:style-name="ce241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00567953" calcext:value-type="float">
            <text:p>0.01</text:p>
          </table:table-cell>
          <table:table-cell table:style-name="ce79" office:value-type="float" office:value="0.98195049" calcext:value-type="float">
            <text:p>0.98</text:p>
          </table:table-cell>
          <table:table-cell table:style-name="ce27" office:value-type="float" office:value="1.00820539" calcext:value-type="float">
            <text:p>1.01</text:p>
          </table:table-cell>
          <table:table-cell table:style-name="ce132" office:value-type="float" office:value="1.0352674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style-name="ce193" office:value-type="float" office:value="-0.1" calcext:value-type="float">
            <text:p>-0.10</text:p>
          </table:table-cell>
          <table:table-cell table:style-name="ce217" office:value-type="float" office:value="-0.1" calcext:value-type="float">
            <text:p>-0.10</text:p>
          </table:table-cell>
          <table:table-cell table:style-name="ce24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170" office:value-type="float" office:value="0.45" calcext:value-type="float">
            <text:p>0.45</text:p>
          </table:table-cell>
          <table:table-cell table:style-name="ce194" office:value-type="float" office:value="0.25" calcext:value-type="float">
            <text:p>0.25</text:p>
          </table:table-cell>
          <table:table-cell table:style-name="ce218" office:value-type="float" office:value="0.25" calcext:value-type="float">
            <text:p>0.25</text:p>
          </table:table-cell>
          <table:table-cell table:style-name="ce243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170" office:value-type="float" office:value="0" calcext:value-type="float">
            <text:p>0.00</text:p>
          </table:table-cell>
          <table:table-cell table:style-name="ce194" office:value-type="float" office:value="-0.05" calcext:value-type="float">
            <text:p>-0.05</text:p>
          </table:table-cell>
          <table:table-cell table:style-name="ce218" office:value-type="float" office:value="-0.05" calcext:value-type="float">
            <text:p>-0.05</text:p>
          </table:table-cell>
          <table:table-cell table:style-name="ce243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table:number-columns-repeated="2" office:value-type="float" office:value="1.02559574" calcext:value-type="float">
            <text:p>1.03</text:p>
          </table:table-cell>
          <table:table-cell office:value-type="float" office:value="1.02368202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-0.15" calcext:value-type="float">
            <text:p>-0.15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19" office:value-type="float" office:value="-0.05" calcext:value-type="float">
            <text:p>-0.05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0.5" calcext:value-type="float">
            <text:p>0.50</text:p>
          </table:table-cell>
          <table:table-cell table:style-name="ce195" office:value-type="float" office:value="0.05" calcext:value-type="float">
            <text:p>0.05</text:p>
          </table:table-cell>
          <table:table-cell table:style-name="ce219" office:value-type="float" office:value="0" calcext:value-type="float">
            <text:p>0.00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0" calcext:value-type="float">
            <text:p>0.00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19" office:value-type="float" office:value="-0.05" calcext:value-type="float">
            <text:p>-0.05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0.00864695" calcext:value-type="float">
            <text:p>0.01</text:p>
          </table:table-cell>
          <table:table-cell table:style-name="ce79" office:value-type="float" office:value="1.06095894" calcext:value-type="float">
            <text:p>1.06</text:p>
          </table:table-cell>
          <table:table-cell table:style-name="ce27" office:value-type="float" office:value="1.0626334" calcext:value-type="float">
            <text:p>1.06</text:p>
          </table:table-cell>
          <table:table-cell table:style-name="ce132" office:value-type="float" office:value="1.06668577" calcext:value-type="float">
            <text:p>1.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172" office:value-type="float" office:value="-0.2" calcext:value-type="float">
            <text:p>-0.20</text:p>
          </table:table-cell>
          <table:table-cell table:style-name="ce196" office:value-type="float" office:value="-0.1" calcext:value-type="float">
            <text:p>-0.10</text:p>
          </table:table-cell>
          <table:table-cell table:style-name="ce220" office:value-type="float" office:value="-0.05" calcext:value-type="float">
            <text:p>-0.05</text:p>
          </table:table-cell>
          <table:table-cell table:style-name="ce24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7" office:value-type="float" office:value="0.1" calcext:value-type="float">
            <text:p>0.10</text:p>
          </table:table-cell>
          <table:table-cell table:style-name="ce221" office:value-type="float" office:value="0.15" calcext:value-type="float">
            <text:p>0.15</text:p>
          </table:table-cell>
          <table:table-cell table:style-name="ce246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173" office:value-type="float" office:value="0" calcext:value-type="float">
            <text:p>0.00</text:p>
          </table:table-cell>
          <table:table-cell table:style-name="ce197" office:value-type="float" office:value="-0.05" calcext:value-type="float">
            <text:p>-0.05</text:p>
          </table:table-cell>
          <table:table-cell table:style-name="ce221" office:value-type="float" office:value="-0.05" calcext:value-type="float">
            <text:p>-0.05</text:p>
          </table:table-cell>
          <table:table-cell table:style-name="ce246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5775648" calcext:value-type="float">
            <text:p>1.06</text:p>
          </table:table-cell>
          <table:table-cell office:value-type="float" office:value="1.05706476" calcext:value-type="float">
            <text:p>1.06</text:p>
          </table:table-cell>
          <table:table-cell office:value-type="float" office:value="1.05538761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174" office:value-type="float" office:value="0.2" calcext:value-type="float">
            <text:p>0.20</text:p>
          </table:table-cell>
          <table:table-cell table:style-name="ce198" office:value-type="float" office:value="-0.1" calcext:value-type="float">
            <text:p>-0.10</text:p>
          </table:table-cell>
          <table:table-cell table:style-name="ce222" office:value-type="float" office:value="-0.15" calcext:value-type="float">
            <text:p>-0.15</text:p>
          </table:table-cell>
          <table:table-cell table:style-name="ce247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174" office:value-type="float" office:value="0.05" calcext:value-type="float">
            <text:p>0.05</text:p>
          </table:table-cell>
          <table:table-cell table:style-name="ce198" office:value-type="float" office:value="0.05" calcext:value-type="float">
            <text:p>0.05</text:p>
          </table:table-cell>
          <table:table-cell table:style-name="ce222" office:value-type="float" office:value="0.05" calcext:value-type="float">
            <text:p>0.05</text:p>
          </table:table-cell>
          <table:table-cell table:style-name="ce247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174" office:value-type="float" office:value="0" calcext:value-type="float">
            <text:p>0.00</text:p>
          </table:table-cell>
          <table:table-cell table:style-name="ce198" office:value-type="float" office:value="-0.05" calcext:value-type="float">
            <text:p>-0.05</text:p>
          </table:table-cell>
          <table:table-cell table:style-name="ce222" office:value-type="float" office:value="-0.05" calcext:value-type="float">
            <text:p>-0.05</text:p>
          </table:table-cell>
          <table:table-cell table:style-name="ce247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.01114507" calcext:value-type="float">
            <text:p>0.01</text:p>
          </table:table-cell>
          <table:table-cell table:style-name="ce79" office:value-type="float" office:value="1.01674547" calcext:value-type="float">
            <text:p>1.02</text:p>
          </table:table-cell>
          <table:table-cell table:style-name="ce27" office:value-type="float" office:value="1.01872378" calcext:value-type="float">
            <text:p>1.02</text:p>
          </table:table-cell>
          <table:table-cell table:style-name="ce132" office:value-type="float" office:value="1.01872378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175" office:value-type="float" office:value="-0.1" calcext:value-type="float">
            <text:p>-0.10</text:p>
          </table:table-cell>
          <table:table-cell table:style-name="ce199" office:value-type="float" office:value="-0.05" calcext:value-type="float">
            <text:p>-0.05</text:p>
          </table:table-cell>
          <table:table-cell table:style-name="ce223" office:value-type="float" office:value="0" calcext:value-type="float">
            <text:p>0.00</text:p>
          </table:table-cell>
          <table:table-cell table:style-name="ce24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176" office:value-type="float" office:value="0.1" calcext:value-type="float">
            <text:p>0.10</text:p>
          </table:table-cell>
          <table:table-cell table:style-name="ce200" office:value-type="float" office:value="0" calcext:value-type="float">
            <text:p>0.00</text:p>
          </table:table-cell>
          <table:table-cell table:style-name="ce224" office:value-type="float" office:value="0" calcext:value-type="float">
            <text:p>0.00</text:p>
          </table:table-cell>
          <table:table-cell table:style-name="ce24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76" office:value-type="float" office:value="0.05" calcext:value-type="float">
            <text:p>0.05</text:p>
          </table:table-cell>
          <table:table-cell table:style-name="ce200" office:value-type="float" office:value="0" calcext:value-type="float">
            <text:p>0.00</text:p>
          </table:table-cell>
          <table:table-cell table:style-name="ce224" office:value-type="float" office:value="-0.05" calcext:value-type="float">
            <text:p>-0.05</text:p>
          </table:table-cell>
          <table:table-cell table:style-name="ce249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482024" calcext:value-type="float">
            <text:p>1.00</text:p>
          </table:table-cell>
          <table:table-cell office:value-type="float" office:value="1.03074995" calcext:value-type="float">
            <text:p>1.03</text:p>
          </table:table-cell>
          <table:table-cell office:value-type="float" office:value="1.03653185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177" office:value-type="float" office:value="0" calcext:value-type="float">
            <text:p>0.00</text:p>
          </table:table-cell>
          <table:table-cell table:style-name="ce201" office:value-type="float" office:value="0.2" calcext:value-type="float">
            <text:p>0.20</text:p>
          </table:table-cell>
          <table:table-cell table:style-name="ce225" office:value-type="float" office:value="0.2" calcext:value-type="float">
            <text:p>0.20</text:p>
          </table:table-cell>
          <table:table-cell table:style-name="ce25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177" office:value-type="float" office:value="0.2" calcext:value-type="float">
            <text:p>0.20</text:p>
          </table:table-cell>
          <table:table-cell table:style-name="ce201" office:value-type="float" office:value="-0.85" calcext:value-type="float">
            <text:p>-0.85</text:p>
          </table:table-cell>
          <table:table-cell table:style-name="ce226" office:value-type="float" office:value="-0.65" calcext:value-type="float">
            <text:p>-0.65</text:p>
          </table:table-cell>
          <table:table-cell table:style-name="ce250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177" office:value-type="float" office:value="0.05" calcext:value-type="float">
            <text:p>0.05</text:p>
          </table:table-cell>
          <table:table-cell table:style-name="ce201" office:value-type="float" office:value="-0.05" calcext:value-type="float">
            <text:p>-0.05</text:p>
          </table:table-cell>
          <table:table-cell table:style-name="ce226" office:value-type="float" office:value="-0.05" calcext:value-type="float">
            <text:p>-0.05</text:p>
          </table:table-cell>
          <table:table-cell table:style-name="ce25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01095881" calcext:value-type="float">
            <text:p>0.01</text:p>
          </table:table-cell>
          <table:table-cell table:style-name="ce79" office:value-type="float" office:value="1.2501024" calcext:value-type="float">
            <text:p>1.25</text:p>
          </table:table-cell>
          <table:table-cell table:style-name="ce27" office:value-type="float" office:value="1.18631549" calcext:value-type="float">
            <text:p>1.19</text:p>
          </table:table-cell>
          <table:table-cell table:style-name="ce132" office:value-type="float" office:value="1.08735727" calcext:value-type="float">
            <text:p>1.09</text:p>
          </table:table-cell>
          <table:table-cell table:number-columns-repeated="5"/>
        </table:table-row>
        <calcext:conditional-formats>
          <calcext:conditional-format calcext:target-range-address="'Sigma 1-5, truncate 4'.F4:'Sigma 1-5, truncate 4'.F6 'Sigma 1-5, truncate 4'.H4:'Sigma 1-5, truncate 4'.H6">
            <calcext:condition calcext:apply-style-name="Untitled1" calcext:value="formula-is(ABS(['Sigma 1-5, truncate 4'.F4] - ['Sigma 1-5, truncate 4'.$D4]) &gt; 0.2)" calcext:base-cell-address="'Sigma 1-5, truncate 4'.F4"/>
          </calcext:conditional-format>
          <calcext:conditional-format calcext:target-range-address="'Sigma 1-5, truncate 4'.H8:'Sigma 1-5, truncate 4'.H10 'Sigma 1-5, truncate 4'.F8:'Sigma 1-5, truncate 4'.F10">
            <calcext:condition calcext:apply-style-name="Untitled1" calcext:value="formula-is(ABS(['Sigma 1-5, truncate 4'.F8] - ['Sigma 1-5, truncate 4'.$D8]) &gt; 0.2)" calcext:base-cell-address="'Sigma 1-5, truncate 4'.F8"/>
          </calcext:conditional-format>
          <calcext:conditional-format calcext:target-range-address="'Sigma 1-5, truncate 4'.H20:'Sigma 1-5, truncate 4'.H22 'Sigma 1-5, truncate 4'.F20:'Sigma 1-5, truncate 4'.F22">
            <calcext:condition calcext:apply-style-name="Untitled1" calcext:value="formula-is(ABS(['Sigma 1-5, truncate 4'.F20] - ['Sigma 1-5, truncate 4'.$D20]) &gt; 0.2)" calcext:base-cell-address="'Sigma 1-5, truncate 4'.F20"/>
          </calcext:conditional-format>
          <calcext:conditional-format calcext:target-range-address="'Sigma 1-5, truncate 4'.H28:'Sigma 1-5, truncate 4'.H30 'Sigma 1-5, truncate 4'.F28:'Sigma 1-5, truncate 4'.F30">
            <calcext:condition calcext:apply-style-name="Untitled1" calcext:value="formula-is(ABS(['Sigma 1-5, truncate 4'.F28] - ['Sigma 1-5, truncate 4'.$D28]) &gt; 0.2)" calcext:base-cell-address="'Sigma 1-5, truncate 4'.F28"/>
          </calcext:conditional-format>
          <calcext:conditional-format calcext:target-range-address="'Sigma 1-5, truncate 4'.H44:'Sigma 1-5, truncate 4'.H46 'Sigma 1-5, truncate 4'.F44:'Sigma 1-5, truncate 4'.F46">
            <calcext:condition calcext:apply-style-name="Untitled1" calcext:value="formula-is(ABS(['Sigma 1-5, truncate 4'.F44] - ['Sigma 1-5, truncate 4'.$D44]) &gt; 0.2)" calcext:base-cell-address="'Sigma 1-5, truncate 4'.F44"/>
          </calcext:conditional-format>
          <calcext:conditional-format calcext:target-range-address="'Sigma 1-5, truncate 4'.H52:'Sigma 1-5, truncate 4'.H54 'Sigma 1-5, truncate 4'.F52:'Sigma 1-5, truncate 4'.F54">
            <calcext:condition calcext:apply-style-name="Untitled1" calcext:value="formula-is(ABS(['Sigma 1-5, truncate 4'.F52] - ['Sigma 1-5, truncate 4'.$D52]) &gt; 0.2)" calcext:base-cell-address="'Sigma 1-5, truncate 4'.F52"/>
          </calcext:conditional-format>
          <calcext:conditional-format calcext:target-range-address="'Sigma 1-5, truncate 4'.H60:'Sigma 1-5, truncate 4'.H62 'Sigma 1-5, truncate 4'.F60:'Sigma 1-5, truncate 4'.F62">
            <calcext:condition calcext:apply-style-name="Untitled1" calcext:value="formula-is(ABS(['Sigma 1-5, truncate 4'.F60] - ['Sigma 1-5, truncate 4'.$D60]) &gt; 0.2)" calcext:base-cell-address="'Sigma 1-5, truncate 4'.F60"/>
          </calcext:conditional-format>
          <calcext:conditional-format calcext:target-range-address="'Sigma 1-5, truncate 4'.H24:'Sigma 1-5, truncate 4'.H26 'Sigma 1-5, truncate 4'.F24:'Sigma 1-5, truncate 4'.F26">
            <calcext:condition calcext:apply-style-name="Untitled1" calcext:value="formula-is(ABS(['Sigma 1-5, truncate 4'.F24] - ['Sigma 1-5, truncate 4'.$D24]) &gt; 0.2)" calcext:base-cell-address="'Sigma 1-5, truncate 4'.F24"/>
          </calcext:conditional-format>
          <calcext:conditional-format calcext:target-range-address="'Sigma 1-5, truncate 4'.H40:'Sigma 1-5, truncate 4'.H42 'Sigma 1-5, truncate 4'.F40:'Sigma 1-5, truncate 4'.F42">
            <calcext:condition calcext:apply-style-name="Untitled1" calcext:value="formula-is(ABS(['Sigma 1-5, truncate 4'.F40] - ['Sigma 1-5, truncate 4'.$D40]) &gt; 0.2)" calcext:base-cell-address="'Sigma 1-5, truncate 4'.F40"/>
          </calcext:conditional-format>
          <calcext:conditional-format calcext:target-range-address="'Sigma 1-5, truncate 4'.H56:'Sigma 1-5, truncate 4'.H58 'Sigma 1-5, truncate 4'.F56:'Sigma 1-5, truncate 4'.F58">
            <calcext:condition calcext:apply-style-name="Untitled1" calcext:value="formula-is(ABS(['Sigma 1-5, truncate 4'.F56] - ['Sigma 1-5, truncate 4'.$D56]) &gt; 0.2)" calcext:base-cell-address="'Sigma 1-5, truncate 4'.F56"/>
          </calcext:conditional-format>
          <calcext:conditional-format calcext:target-range-address="'Sigma 1-5, truncate 4'.G65:'Sigma 1-5, truncate 4'.H66 'Sigma 1-5, truncate 4'.F64:'Sigma 1-5, truncate 4'.F66 'Sigma 1-5, truncate 4'.H64:'Sigma 1-5, truncate 4'.H64">
            <calcext:condition calcext:apply-style-name="Untitled1" calcext:value="formula-is(ABS(['Sigma 1-5, truncate 4'.F64] - ['Sigma 1-5, truncate 4'.$D64]) &gt; 0.2)" calcext:base-cell-address="'Sigma 1-5, truncate 4'.F64"/>
          </calcext:conditional-format>
          <calcext:conditional-format calcext:target-range-address="'Sigma 1-5, truncate 4'.G4:'Sigma 1-5, truncate 4'.G6">
            <calcext:condition calcext:apply-style-name="Untitled1" calcext:value="formula-is(ABS(['Sigma 1-5, truncate 4'.G4] - ['Sigma 1-5, truncate 4'.$D4]) &gt; 0.2)" calcext:base-cell-address="'Sigma 1-5, truncate 4'.G4"/>
          </calcext:conditional-format>
          <calcext:conditional-format calcext:target-range-address="'Sigma 1-5, truncate 4'.G8:'Sigma 1-5, truncate 4'.G10">
            <calcext:condition calcext:apply-style-name="Untitled1" calcext:value="formula-is(ABS(['Sigma 1-5, truncate 4'.G8] - ['Sigma 1-5, truncate 4'.$D8]) &gt; 0.2)" calcext:base-cell-address="'Sigma 1-5, truncate 4'.G8"/>
          </calcext:conditional-format>
          <calcext:conditional-format calcext:target-range-address="'Sigma 1-5, truncate 4'.G20:'Sigma 1-5, truncate 4'.G22">
            <calcext:condition calcext:apply-style-name="Untitled1" calcext:value="formula-is(ABS(['Sigma 1-5, truncate 4'.G20] - ['Sigma 1-5, truncate 4'.$D20]) &gt; 0.2)" calcext:base-cell-address="'Sigma 1-5, truncate 4'.G20"/>
          </calcext:conditional-format>
          <calcext:conditional-format calcext:target-range-address="'Sigma 1-5, truncate 4'.G28:'Sigma 1-5, truncate 4'.G30">
            <calcext:condition calcext:apply-style-name="Untitled1" calcext:value="formula-is(ABS(['Sigma 1-5, truncate 4'.G28] - ['Sigma 1-5, truncate 4'.$D28]) &gt; 0.2)" calcext:base-cell-address="'Sigma 1-5, truncate 4'.G28"/>
          </calcext:conditional-format>
          <calcext:conditional-format calcext:target-range-address="'Sigma 1-5, truncate 4'.G44:'Sigma 1-5, truncate 4'.G46">
            <calcext:condition calcext:apply-style-name="Untitled1" calcext:value="formula-is(ABS(['Sigma 1-5, truncate 4'.G44] - ['Sigma 1-5, truncate 4'.$D44]) &gt; 0.2)" calcext:base-cell-address="'Sigma 1-5, truncate 4'.G44"/>
          </calcext:conditional-format>
          <calcext:conditional-format calcext:target-range-address="'Sigma 1-5, truncate 4'.G52:'Sigma 1-5, truncate 4'.G54">
            <calcext:condition calcext:apply-style-name="Untitled1" calcext:value="formula-is(ABS(['Sigma 1-5, truncate 4'.G52] - ['Sigma 1-5, truncate 4'.$D52]) &gt; 0.2)" calcext:base-cell-address="'Sigma 1-5, truncate 4'.G52"/>
          </calcext:conditional-format>
          <calcext:conditional-format calcext:target-range-address="'Sigma 1-5, truncate 4'.G60:'Sigma 1-5, truncate 4'.G62">
            <calcext:condition calcext:apply-style-name="Untitled1" calcext:value="formula-is(ABS(['Sigma 1-5, truncate 4'.G60] - ['Sigma 1-5, truncate 4'.$D60]) &gt; 0.2)" calcext:base-cell-address="'Sigma 1-5, truncate 4'.G60"/>
          </calcext:conditional-format>
          <calcext:conditional-format calcext:target-range-address="'Sigma 1-5, truncate 4'.G24:'Sigma 1-5, truncate 4'.G26">
            <calcext:condition calcext:apply-style-name="Untitled1" calcext:value="formula-is(ABS(['Sigma 1-5, truncate 4'.G24] - ['Sigma 1-5, truncate 4'.$D24]) &gt; 0.2)" calcext:base-cell-address="'Sigma 1-5, truncate 4'.G24"/>
          </calcext:conditional-format>
          <calcext:conditional-format calcext:target-range-address="'Sigma 1-5, truncate 4'.G40:'Sigma 1-5, truncate 4'.G42">
            <calcext:condition calcext:apply-style-name="Untitled1" calcext:value="formula-is(ABS(['Sigma 1-5, truncate 4'.G40] - ['Sigma 1-5, truncate 4'.$D40]) &gt; 0.2)" calcext:base-cell-address="'Sigma 1-5, truncate 4'.G40"/>
          </calcext:conditional-format>
          <calcext:conditional-format calcext:target-range-address="'Sigma 1-5, truncate 4'.G56:'Sigma 1-5, truncate 4'.G58">
            <calcext:condition calcext:apply-style-name="Untitled1" calcext:value="formula-is(ABS(['Sigma 1-5, truncate 4'.G56] - ['Sigma 1-5, truncate 4'.$D56]) &gt; 0.2)" calcext:base-cell-address="'Sigma 1-5, truncate 4'.G56"/>
          </calcext:conditional-format>
          <calcext:conditional-format calcext:target-range-address="'Sigma 1-5, truncate 4'.G64:'Sigma 1-5, truncate 4'.G64">
            <calcext:condition calcext:apply-style-name="Untitled1" calcext:value="formula-is(ABS(['Sigma 1-5, truncate 4'.G64] - ['Sigma 1-5, truncate 4'.$D64]) &gt; 0.2)" calcext:base-cell-address="'Sigma 1-5, truncate 4'.G64"/>
          </calcext:conditional-format>
          <calcext:conditional-format calcext:target-range-address="'Sigma 1-5, truncate 4'.H32:'Sigma 1-5, truncate 4'.H34 'Sigma 1-5, truncate 4'.F32:'Sigma 1-5, truncate 4'.F34">
            <calcext:condition calcext:apply-style-name="Untitled1" calcext:value="formula-is(ABS(['Sigma 1-5, truncate 4'.F32] - ['Sigma 1-5, truncate 4'.$D32]) &gt; 0.2)" calcext:base-cell-address="'Sigma 1-5, truncate 4'.F32"/>
          </calcext:conditional-format>
          <calcext:conditional-format calcext:target-range-address="'Sigma 1-5, truncate 4'.G32:'Sigma 1-5, truncate 4'.G34">
            <calcext:condition calcext:apply-style-name="Untitled1" calcext:value="formula-is(ABS(['Sigma 1-5, truncate 4'.G32] - ['Sigma 1-5, truncate 4'.$D32]) &gt; 0.2)" calcext:base-cell-address="'Sigma 1-5, truncate 4'.G32"/>
          </calcext:conditional-format>
          <calcext:conditional-format calcext:target-range-address="'Sigma 1-5, truncate 4'.H12:'Sigma 1-5, truncate 4'.H14 'Sigma 1-5, truncate 4'.F12:'Sigma 1-5, truncate 4'.F14">
            <calcext:condition calcext:apply-style-name="Untitled1" calcext:value="formula-is(ABS(['Sigma 1-5, truncate 4'.F12] - ['Sigma 1-5, truncate 4'.$D12]) &gt; 0.2)" calcext:base-cell-address="'Sigma 1-5, truncate 4'.F12"/>
          </calcext:conditional-format>
          <calcext:conditional-format calcext:target-range-address="'Sigma 1-5, truncate 4'.G12:'Sigma 1-5, truncate 4'.G14">
            <calcext:condition calcext:apply-style-name="Untitled1" calcext:value="formula-is(ABS(['Sigma 1-5, truncate 4'.G12] - ['Sigma 1-5, truncate 4'.$D12]) &gt; 0.2)" calcext:base-cell-address="'Sigma 1-5, truncate 4'.G12"/>
          </calcext:conditional-format>
          <calcext:conditional-format calcext:target-range-address="'Sigma 1-5, truncate 4'.H16:'Sigma 1-5, truncate 4'.H18 'Sigma 1-5, truncate 4'.F16:'Sigma 1-5, truncate 4'.F18">
            <calcext:condition calcext:apply-style-name="Untitled1" calcext:value="formula-is(ABS(['Sigma 1-5, truncate 4'.F16] - ['Sigma 1-5, truncate 4'.$D16]) &gt; 0.2)" calcext:base-cell-address="'Sigma 1-5, truncate 4'.F16"/>
          </calcext:conditional-format>
          <calcext:conditional-format calcext:target-range-address="'Sigma 1-5, truncate 4'.G16:'Sigma 1-5, truncate 4'.G18">
            <calcext:condition calcext:apply-style-name="Untitled1" calcext:value="formula-is(ABS(['Sigma 1-5, truncate 4'.G16] - ['Sigma 1-5, truncate 4'.$D16]) &gt; 0.2)" calcext:base-cell-address="'Sigma 1-5, truncate 4'.G16"/>
          </calcext:conditional-format>
          <calcext:conditional-format calcext:target-range-address="'Sigma 1-5, truncate 4'.H36:'Sigma 1-5, truncate 4'.H38 'Sigma 1-5, truncate 4'.F36:'Sigma 1-5, truncate 4'.F38">
            <calcext:condition calcext:apply-style-name="Untitled1" calcext:value="formula-is(ABS(['Sigma 1-5, truncate 4'.F36] - ['Sigma 1-5, truncate 4'.$D36]) &gt; 0.2)" calcext:base-cell-address="'Sigma 1-5, truncate 4'.F36"/>
          </calcext:conditional-format>
          <calcext:conditional-format calcext:target-range-address="'Sigma 1-5, truncate 4'.G36:'Sigma 1-5, truncate 4'.G38">
            <calcext:condition calcext:apply-style-name="Untitled1" calcext:value="formula-is(ABS(['Sigma 1-5, truncate 4'.G36] - ['Sigma 1-5, truncate 4'.$D36]) &gt; 0.2)" calcext:base-cell-address="'Sigma 1-5, truncate 4'.G36"/>
          </calcext:conditional-format>
          <calcext:conditional-format calcext:target-range-address="'Sigma 1-5, truncate 4'.H48:'Sigma 1-5, truncate 4'.H50 'Sigma 1-5, truncate 4'.F48:'Sigma 1-5, truncate 4'.F50">
            <calcext:condition calcext:apply-style-name="Untitled1" calcext:value="formula-is(ABS(['Sigma 1-5, truncate 4'.F48] - ['Sigma 1-5, truncate 4'.$D48]) &gt; 0.2)" calcext:base-cell-address="'Sigma 1-5, truncate 4'.F48"/>
          </calcext:conditional-format>
          <calcext:conditional-format calcext:target-range-address="'Sigma 1-5, truncate 4'.G48:'Sigma 1-5, truncate 4'.G50">
            <calcext:condition calcext:apply-style-name="Untitled1" calcext:value="formula-is(ABS(['Sigma 1-5, truncate 4'.G48] - ['Sigma 1-5, truncate 4'.$D48]) &gt; 0.2)" calcext:base-cell-address="'Sigma 1-5, truncate 4'.G48"/>
          </calcext:conditional-format>
          <calcext:conditional-format calcext:target-range-address="'Sigma 1-5, truncate 4'.E4:'Sigma 1-5, truncate 4'.E6">
            <calcext:condition calcext:apply-style-name="Untitled1" calcext:value="formula-is(ABS(['Sigma 1-5, truncate 4'.E4] - ['Sigma 1-5, truncate 4'.$D4]) &gt; 0.2)" calcext:base-cell-address="'Sigma 1-5, truncate 4'.E4"/>
          </calcext:conditional-format>
          <calcext:conditional-format calcext:target-range-address="'Sigma 1-5, truncate 4'.E8:'Sigma 1-5, truncate 4'.E10">
            <calcext:condition calcext:apply-style-name="Untitled1" calcext:value="formula-is(ABS(['Sigma 1-5, truncate 4'.E8] - ['Sigma 1-5, truncate 4'.$D8]) &gt; 0.2)" calcext:base-cell-address="'Sigma 1-5, truncate 4'.E8"/>
          </calcext:conditional-format>
          <calcext:conditional-format calcext:target-range-address="'Sigma 1-5, truncate 4'.E20:'Sigma 1-5, truncate 4'.E22">
            <calcext:condition calcext:apply-style-name="Untitled1" calcext:value="formula-is(ABS(['Sigma 1-5, truncate 4'.E20] - ['Sigma 1-5, truncate 4'.$D20]) &gt; 0.2)" calcext:base-cell-address="'Sigma 1-5, truncate 4'.E20"/>
          </calcext:conditional-format>
          <calcext:conditional-format calcext:target-range-address="'Sigma 1-5, truncate 4'.E28:'Sigma 1-5, truncate 4'.E30">
            <calcext:condition calcext:apply-style-name="Untitled1" calcext:value="formula-is(ABS(['Sigma 1-5, truncate 4'.E28] - ['Sigma 1-5, truncate 4'.$D28]) &gt; 0.2)" calcext:base-cell-address="'Sigma 1-5, truncate 4'.E28"/>
          </calcext:conditional-format>
          <calcext:conditional-format calcext:target-range-address="'Sigma 1-5, truncate 4'.E44:'Sigma 1-5, truncate 4'.E46">
            <calcext:condition calcext:apply-style-name="Untitled1" calcext:value="formula-is(ABS(['Sigma 1-5, truncate 4'.E44] - ['Sigma 1-5, truncate 4'.$D44]) &gt; 0.2)" calcext:base-cell-address="'Sigma 1-5, truncate 4'.E44"/>
          </calcext:conditional-format>
          <calcext:conditional-format calcext:target-range-address="'Sigma 1-5, truncate 4'.E52:'Sigma 1-5, truncate 4'.E54">
            <calcext:condition calcext:apply-style-name="Untitled1" calcext:value="formula-is(ABS(['Sigma 1-5, truncate 4'.E52] - ['Sigma 1-5, truncate 4'.$D52]) &gt; 0.2)" calcext:base-cell-address="'Sigma 1-5, truncate 4'.E52"/>
          </calcext:conditional-format>
          <calcext:conditional-format calcext:target-range-address="'Sigma 1-5, truncate 4'.E60:'Sigma 1-5, truncate 4'.E62">
            <calcext:condition calcext:apply-style-name="Untitled1" calcext:value="formula-is(ABS(['Sigma 1-5, truncate 4'.E60] - ['Sigma 1-5, truncate 4'.$D60]) &gt; 0.2)" calcext:base-cell-address="'Sigma 1-5, truncate 4'.E60"/>
          </calcext:conditional-format>
          <calcext:conditional-format calcext:target-range-address="'Sigma 1-5, truncate 4'.E24:'Sigma 1-5, truncate 4'.E26">
            <calcext:condition calcext:apply-style-name="Untitled1" calcext:value="formula-is(ABS(['Sigma 1-5, truncate 4'.E24] - ['Sigma 1-5, truncate 4'.$D24]) &gt; 0.2)" calcext:base-cell-address="'Sigma 1-5, truncate 4'.E24"/>
          </calcext:conditional-format>
          <calcext:conditional-format calcext:target-range-address="'Sigma 1-5, truncate 4'.E40:'Sigma 1-5, truncate 4'.E42">
            <calcext:condition calcext:apply-style-name="Untitled1" calcext:value="formula-is(ABS(['Sigma 1-5, truncate 4'.E40] - ['Sigma 1-5, truncate 4'.$D40]) &gt; 0.2)" calcext:base-cell-address="'Sigma 1-5, truncate 4'.E40"/>
          </calcext:conditional-format>
          <calcext:conditional-format calcext:target-range-address="'Sigma 1-5, truncate 4'.E48:'Sigma 1-5, truncate 4'.E50">
            <calcext:condition calcext:apply-style-name="Untitled1" calcext:value="formula-is(ABS(['Sigma 1-5, truncate 4'.E48] - ['Sigma 1-5, truncate 4'.$D48]) &gt; 0.2)" calcext:base-cell-address="'Sigma 1-5, truncate 4'.E48"/>
          </calcext:conditional-format>
          <calcext:conditional-format calcext:target-range-address="'Sigma 1-5, truncate 4'.E56:'Sigma 1-5, truncate 4'.E58">
            <calcext:condition calcext:apply-style-name="Untitled1" calcext:value="formula-is(ABS(['Sigma 1-5, truncate 4'.E56] - ['Sigma 1-5, truncate 4'.$D56]) &gt; 0.2)" calcext:base-cell-address="'Sigma 1-5, truncate 4'.E56"/>
          </calcext:conditional-format>
          <calcext:conditional-format calcext:target-range-address="'Sigma 1-5, truncate 4'.E64:'Sigma 1-5, truncate 4'.E66">
            <calcext:condition calcext:apply-style-name="Untitled1" calcext:value="formula-is(ABS(['Sigma 1-5, truncate 4'.E64] - ['Sigma 1-5, truncate 4'.$D64]) &gt; 0.2)" calcext:base-cell-address="'Sigma 1-5, truncate 4'.E64"/>
          </calcext:conditional-format>
          <calcext:conditional-format calcext:target-range-address="'Sigma 1-5, truncate 4'.E12:'Sigma 1-5, truncate 4'.E14">
            <calcext:condition calcext:apply-style-name="Untitled1" calcext:value="formula-is(ABS(['Sigma 1-5, truncate 4'.E12] - ['Sigma 1-5, truncate 4'.$D12]) &gt; 0.2)" calcext:base-cell-address="'Sigma 1-5, truncate 4'.E12"/>
          </calcext:conditional-format>
          <calcext:conditional-format calcext:target-range-address="'Sigma 1-5, truncate 4'.E32:'Sigma 1-5, truncate 4'.E34">
            <calcext:condition calcext:apply-style-name="Untitled1" calcext:value="formula-is(ABS(['Sigma 1-5, truncate 4'.E32] - ['Sigma 1-5, truncate 4'.$D32]) &gt; 0.2)" calcext:base-cell-address="'Sigma 1-5, truncate 4'.E32"/>
          </calcext:conditional-format>
          <calcext:conditional-format calcext:target-range-address="'Sigma 1-5, truncate 4'.E16:'Sigma 1-5, truncate 4'.E18">
            <calcext:condition calcext:apply-style-name="Untitled1" calcext:value="formula-is(ABS(['Sigma 1-5, truncate 4'.E16] - ['Sigma 1-5, truncate 4'.$D16]) &gt; 0.2)" calcext:base-cell-address="'Sigma 1-5, truncate 4'.E16"/>
          </calcext:conditional-format>
          <calcext:conditional-format calcext:target-range-address="'Sigma 1-5, truncate 4'.E36:'Sigma 1-5, truncate 4'.E38">
            <calcext:condition calcext:apply-style-name="Untitled1" calcext:value="formula-is(ABS(['Sigma 1-5, truncate 4'.E36] - ['Sigma 1-5, truncate 4'.$D36]) &gt; 0.2)" calcext:base-cell-address="'Sigma 1-5, truncate 4'.E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18:14:39.256689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10-28T18:16:27.957796269</dc:date>
    <meta:editing-duration>PT14H22M18S</meta:editing-duration>
    <meta:editing-cycles>84</meta:editing-cycles>
    <meta:generator>LibreOffice/5.1.6.2$Linux_X86_64 LibreOffice_project/10m0$Build-2</meta:generator>
    <meta:document-statistic meta:table-count="2" meta:cell-count="892" meta:object-count="0"/>
    <meta:user-defined meta:name="qrichtext">1</meta:user-defined>
  </office:meta>
</office:document-meta>
</file>